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12eec3c" style:font-size-asian="12pt" style:font-size-complex="12pt"/>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officeooo:rsid="00138f66" officeooo:paragraph-rsid="00138f66" style:font-style-asian="normal" style:font-style-complex="normal"/>
    </style:style>
    <style:style style:name="P34" style:family="paragraph" style:parent-style-name="Text_20_body">
      <style:text-properties fo:font-style="normal" officeooo:rsid="0132886f" officeooo:paragraph-rsid="0132886f" style:font-style-asian="normal" style:font-style-complex="normal"/>
    </style:style>
    <style:style style:name="P35" style:family="paragraph" style:parent-style-name="Text_20_body">
      <style:text-properties fo:font-style="normal" officeooo:rsid="00bc4ccd" officeooo:paragraph-rsid="00bc4ccd" style:font-style-asian="normal" style:font-style-complex="normal"/>
    </style:style>
    <style:style style:name="P36"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7" style:family="paragraph" style:parent-style-name="Text_20_body">
      <style:text-properties officeooo:rsid="001a999c" officeooo:paragraph-rsid="001de560"/>
    </style:style>
    <style:style style:name="P38" style:family="paragraph" style:parent-style-name="Text_20_body">
      <style:text-properties officeooo:rsid="00219dbf" officeooo:paragraph-rsid="00219dbf"/>
    </style:style>
    <style:style style:name="P39" style:family="paragraph" style:parent-style-name="Text_20_body">
      <style:text-properties officeooo:rsid="002c3363" officeooo:paragraph-rsid="0042cce7"/>
    </style:style>
    <style:style style:name="P40" style:family="paragraph" style:parent-style-name="Text_20_body">
      <style:text-properties officeooo:paragraph-rsid="0042cce7"/>
    </style:style>
    <style:style style:name="P41" style:family="paragraph" style:parent-style-name="Text_20_body">
      <style:text-properties officeooo:rsid="0049b70b" officeooo:paragraph-rsid="006415d6"/>
    </style:style>
    <style:style style:name="P42" style:family="paragraph" style:parent-style-name="Text_20_body">
      <style:text-properties officeooo:rsid="004b3101" officeooo:paragraph-rsid="004b3101"/>
    </style:style>
    <style:style style:name="P43" style:family="paragraph" style:parent-style-name="Text_20_body">
      <style:text-properties officeooo:paragraph-rsid="005438ce"/>
    </style:style>
    <style:style style:name="P44" style:family="paragraph" style:parent-style-name="Text_20_body">
      <style:text-properties officeooo:rsid="007cf1a7" officeooo:paragraph-rsid="007cf1a7"/>
    </style:style>
    <style:style style:name="P45" style:family="paragraph" style:parent-style-name="Text_20_body">
      <style:text-properties officeooo:paragraph-rsid="006877c2"/>
    </style:style>
    <style:style style:name="P46" style:family="paragraph" style:parent-style-name="Text_20_body">
      <style:text-properties officeooo:rsid="008baa41" officeooo:paragraph-rsid="0125c706"/>
    </style:style>
    <style:style style:name="P47" style:family="paragraph" style:parent-style-name="Text_20_body">
      <style:text-properties officeooo:rsid="008cce28" officeooo:paragraph-rsid="0090a224"/>
    </style:style>
    <style:style style:name="P48" style:family="paragraph" style:parent-style-name="Text_20_body">
      <style:text-properties officeooo:rsid="008f1046" officeooo:paragraph-rsid="008f1046"/>
    </style:style>
    <style:style style:name="P49" style:family="paragraph" style:parent-style-name="Text_20_body">
      <style:text-properties officeooo:rsid="0096bf20" officeooo:paragraph-rsid="0096bf20"/>
    </style:style>
    <style:style style:name="P50" style:family="paragraph" style:parent-style-name="Text_20_body">
      <style:text-properties officeooo:rsid="0096bf20" officeooo:paragraph-rsid="00992ce8"/>
    </style:style>
    <style:style style:name="P51" style:family="paragraph" style:parent-style-name="Text_20_body">
      <style:text-properties officeooo:paragraph-rsid="009bb6e6"/>
    </style:style>
    <style:style style:name="P52" style:family="paragraph" style:parent-style-name="Text_20_body">
      <style:text-properties officeooo:rsid="009d7de1" officeooo:paragraph-rsid="009d7de1"/>
    </style:style>
    <style:style style:name="P53" style:family="paragraph" style:parent-style-name="Text_20_body">
      <style:text-properties officeooo:paragraph-rsid="009e08b6"/>
    </style:style>
    <style:style style:name="P54" style:family="paragraph" style:parent-style-name="Text_20_body">
      <style:text-properties officeooo:rsid="00718ea5" officeooo:paragraph-rsid="00718ea5"/>
    </style:style>
    <style:style style:name="P55" style:family="paragraph" style:parent-style-name="Text_20_body">
      <style:text-properties officeooo:rsid="00aa23cf" officeooo:paragraph-rsid="00aa23cf"/>
    </style:style>
    <style:style style:name="P56" style:family="paragraph" style:parent-style-name="Text_20_body">
      <style:text-properties officeooo:rsid="00ab60a0" officeooo:paragraph-rsid="00ab60a0"/>
    </style:style>
    <style:style style:name="P57" style:family="paragraph" style:parent-style-name="Text_20_body">
      <style:text-properties officeooo:paragraph-rsid="0065b90c"/>
    </style:style>
    <style:style style:name="P58" style:family="paragraph" style:parent-style-name="Text_20_body">
      <style:text-properties officeooo:rsid="00b3e8a0" officeooo:paragraph-rsid="00cbebd8"/>
    </style:style>
    <style:style style:name="P59" style:family="paragraph" style:parent-style-name="Text_20_body">
      <style:text-properties officeooo:rsid="00b6c8f8" officeooo:paragraph-rsid="00b6c8f8"/>
    </style:style>
    <style:style style:name="P60" style:family="paragraph" style:parent-style-name="Text_20_body">
      <style:text-properties officeooo:paragraph-rsid="00bc4ccd"/>
    </style:style>
    <style:style style:name="P61" style:family="paragraph" style:parent-style-name="Text_20_body">
      <style:text-properties style:font-name="Times New Roman1" officeooo:rsid="00cd6f21" officeooo:paragraph-rsid="00cd6f21"/>
    </style:style>
    <style:style style:name="P62" style:family="paragraph" style:parent-style-name="Text_20_body">
      <style:text-properties officeooo:rsid="010e143b" officeooo:paragraph-rsid="010e143b"/>
    </style:style>
    <style:style style:name="P63" style:family="paragraph" style:parent-style-name="Text_20_body">
      <style:text-properties officeooo:paragraph-rsid="01241026"/>
    </style:style>
    <style:style style:name="P64" style:family="paragraph" style:parent-style-name="Text_20_body">
      <style:text-properties officeooo:rsid="01279eff" officeooo:paragraph-rsid="01279eff"/>
    </style:style>
    <style:style style:name="P65" style:family="paragraph" style:parent-style-name="Text">
      <style:text-properties style:font-name="Times New Roman1" fo:font-size="12pt" officeooo:rsid="009a76f5" officeooo:paragraph-rsid="009a76f5" style:font-size-asian="10.5pt" style:font-size-complex="12pt"/>
    </style:style>
    <style:style style:name="P66" style:family="paragraph" style:parent-style-name="Standard" style:list-style-name="L2"/>
    <style:style style:name="P67" style:family="paragraph" style:parent-style-name="Standard" style:list-style-name="L3">
      <style:text-properties style:font-name="Consolas" fo:font-size="10pt" fo:font-style="normal" officeooo:rsid="00138f66" officeooo:paragraph-rsid="00138f66" style:font-size-asian="10pt" style:font-style-asian="normal" style:font-size-complex="10pt" style:font-style-complex="normal"/>
    </style:style>
    <style:style style:name="P68" style:family="paragraph" style:parent-style-name="Standard">
      <style:paragraph-properties fo:margin-left="0in" fo:margin-right="0in" fo:text-align="start" style:justify-single-word="false" fo:text-indent="0in" style:auto-text-indent="false"/>
      <style:text-properties officeooo:rsid="0049b70b" officeooo:paragraph-rsid="01406de2"/>
    </style:style>
    <style:style style:name="P69" style:family="paragraph" style:parent-style-name="Heading_20_3">
      <style:text-properties fo:font-style="normal" officeooo:rsid="00219dbf" officeooo:paragraph-rsid="00219dbf" style:font-style-asian="normal" style:font-style-complex="normal"/>
    </style:style>
    <style:style style:name="P70" style:family="paragraph" style:parent-style-name="Heading_20_3">
      <style:text-properties fo:font-style="normal" officeooo:rsid="00aa23cf" officeooo:paragraph-rsid="00aa23cf" style:font-style-asian="normal" style:font-style-complex="normal"/>
    </style:style>
    <style:style style:name="P71" style:family="paragraph" style:parent-style-name="Heading_20_3">
      <style:text-properties officeooo:rsid="008f1046" officeooo:paragraph-rsid="008f1046"/>
    </style:style>
    <style:style style:name="P72" style:family="paragraph" style:parent-style-name="Heading_20_3">
      <style:text-properties officeooo:rsid="006df2da" officeooo:paragraph-rsid="006df2da"/>
    </style:style>
    <style:style style:name="P73" style:family="paragraph" style:parent-style-name="Heading_20_3">
      <style:text-properties officeooo:rsid="006f8220" officeooo:paragraph-rsid="006f8220"/>
    </style:style>
    <style:style style:name="P74" style:family="paragraph" style:parent-style-name="Heading_20_3">
      <style:text-properties officeooo:rsid="00b3e8a0" officeooo:paragraph-rsid="00b3e8a0"/>
    </style:style>
    <style:style style:name="P75" style:family="paragraph" style:parent-style-name="Heading_20_3">
      <style:text-properties officeooo:rsid="00b6c8f8" officeooo:paragraph-rsid="00b6c8f8"/>
    </style:style>
    <style:style style:name="P76" style:family="paragraph" style:parent-style-name="Heading_20_3">
      <style:text-properties officeooo:rsid="00ba78ca" officeooo:paragraph-rsid="00ba78ca"/>
    </style:style>
    <style:style style:name="P77" style:family="paragraph" style:parent-style-name="Heading_20_3">
      <style:text-properties officeooo:rsid="00cd6f21" officeooo:paragraph-rsid="00cd6f21"/>
    </style:style>
    <style:style style:name="P78" style:family="paragraph" style:parent-style-name="Heading_20_3">
      <style:text-properties officeooo:rsid="010e143b" officeooo:paragraph-rsid="010e143b"/>
    </style:style>
    <style:style style:name="P79" style:family="paragraph" style:parent-style-name="Heading_20_3">
      <style:text-properties officeooo:rsid="008baa41" officeooo:paragraph-rsid="008baa41"/>
    </style:style>
    <style:style style:name="P80" style:family="paragraph" style:parent-style-name="Heading_20_3">
      <style:text-properties fo:font-size="12pt" officeooo:rsid="013c9580" officeooo:paragraph-rsid="013c9580" style:font-size-asian="12pt" style:font-size-complex="12pt"/>
    </style:style>
    <style:style style:name="P81" style:family="paragraph" style:parent-style-name="Heading_20_2">
      <style:text-properties fo:font-style="normal" style:font-style-asian="normal" style:font-style-complex="normal"/>
    </style:style>
    <style:style style:name="P82" style:family="paragraph" style:parent-style-name="Heading_20_2">
      <style:text-properties fo:font-style="normal" officeooo:rsid="001a999c" officeooo:paragraph-rsid="001a999c" style:font-style-asian="normal" style:font-style-complex="normal"/>
    </style:style>
    <style:style style:name="P83" style:family="paragraph" style:parent-style-name="Heading_20_2">
      <style:text-properties fo:font-style="normal" officeooo:rsid="00219dbf" officeooo:paragraph-rsid="00219dbf" style:font-style-asian="normal" style:font-style-complex="normal"/>
    </style:style>
    <style:style style:name="P84" style:family="paragraph" style:parent-style-name="Heading_20_2">
      <style:text-properties fo:font-style="normal" officeooo:rsid="0045e722" officeooo:paragraph-rsid="0045e722" style:font-style-asian="normal" style:font-style-complex="normal"/>
    </style:style>
    <style:style style:name="P85" style:family="paragraph" style:parent-style-name="Heading_20_2">
      <style:text-properties fo:font-style="normal" officeooo:rsid="008cce28" officeooo:paragraph-rsid="008cce28" style:font-style-asian="normal" style:font-style-complex="normal"/>
    </style:style>
    <style:style style:name="P86" style:family="paragraph" style:parent-style-name="Heading_20_2">
      <style:text-properties fo:font-style="normal" officeooo:rsid="009d7de1" officeooo:paragraph-rsid="009d7de1" style:font-style-asian="normal" style:font-style-complex="normal"/>
    </style:style>
    <style:style style:name="P87" style:family="paragraph" style:parent-style-name="Heading_20_2">
      <style:text-properties fo:font-style="normal" officeooo:rsid="009e08b6" officeooo:paragraph-rsid="009e08b6" style:font-style-asian="normal" style:font-style-complex="normal"/>
    </style:style>
    <style:style style:name="P88" style:family="paragraph" style:parent-style-name="Heading_20_2">
      <style:text-properties fo:font-style="normal" officeooo:rsid="0049b70b" officeooo:paragraph-rsid="0049b70b" style:font-style-asian="normal" style:font-style-complex="normal"/>
    </style:style>
    <style:style style:name="P89" style:family="paragraph" style:parent-style-name="Heading_20_2">
      <style:text-properties fo:font-style="normal" officeooo:rsid="0065b90c" officeooo:paragraph-rsid="0065b90c" style:font-style-asian="normal" style:font-style-complex="normal"/>
    </style:style>
    <style:style style:name="P90" style:family="paragraph" style:parent-style-name="Heading_20_2">
      <style:text-properties fo:font-style="normal" officeooo:rsid="00cd6f21" officeooo:paragraph-rsid="00cd6f21" style:font-style-asian="normal" style:font-style-complex="normal"/>
    </style:style>
    <style:style style:name="P91" style:family="paragraph" style:parent-style-name="Heading_20_2">
      <style:text-properties fo:font-style="normal" officeooo:rsid="008baa41" officeooo:paragraph-rsid="008baa41" style:font-style-asian="normal" style:font-style-complex="normal"/>
    </style:style>
    <style:style style:name="P92" style:family="paragraph" style:parent-style-name="Heading_20_2">
      <style:text-properties fo:font-style="normal" officeooo:rsid="0130eb77" officeooo:paragraph-rsid="0130eb77" style:font-style-asian="normal" style:font-style-complex="normal"/>
    </style:style>
    <style:style style:name="P93" style:family="paragraph" style:parent-style-name="Heading_20_2">
      <style:text-properties fo:font-style="normal" officeooo:rsid="00138f66" officeooo:paragraph-rsid="00138f66" style:font-style-asian="normal" style:font-style-complex="normal"/>
    </style:style>
    <style:style style:name="P94" style:family="paragraph" style:parent-style-name="Heading_20_2">
      <style:text-properties fo:font-style="normal" style:text-underline-style="none" officeooo:rsid="00af3ff2" officeooo:paragraph-rsid="00af3ff2" style:font-style-asian="normal" style:font-style-complex="normal"/>
    </style:style>
    <style:style style:name="P95" style:family="paragraph" style:parent-style-name="Heading_20_1">
      <style:text-properties officeooo:rsid="001a999c" officeooo:paragraph-rsid="001a999c"/>
    </style:style>
    <style:style style:name="P96" style:family="paragraph" style:parent-style-name="Heading_20_1">
      <style:text-properties officeooo:paragraph-rsid="0049b70b"/>
    </style:style>
    <style:style style:name="P97" style:family="paragraph" style:parent-style-name="Heading_20_1">
      <style:text-properties fo:font-style="normal" officeooo:rsid="0053dd46" officeooo:paragraph-rsid="0053dd46" style:font-style-asian="normal" style:font-style-complex="normal"/>
    </style:style>
    <style:style style:name="P98" style:family="paragraph" style:parent-style-name="Heading_20_1">
      <style:text-properties fo:font-style="normal" officeooo:rsid="008baa41" officeooo:paragraph-rsid="008baa41" style:font-style-asian="normal" style:font-style-complex="normal"/>
    </style:style>
    <style:style style:name="P99" style:family="paragraph" style:parent-style-name="Heading_20_1">
      <style:text-properties fo:font-style="normal" officeooo:rsid="00138f66" officeooo:paragraph-rsid="00138f66" style:font-style-asian="normal" style:font-style-complex="normal"/>
    </style:style>
    <style:style style:name="P100" style:family="paragraph" style:parent-style-name="Heading_20_1">
      <style:text-properties officeooo:rsid="0042cce7" officeooo:paragraph-rsid="0042cce7"/>
    </style:style>
    <style:style style:name="P101" style:family="paragraph" style:parent-style-name="Heading_20_4">
      <style:text-properties officeooo:rsid="0116a6cb" officeooo:paragraph-rsid="0116a6cb"/>
    </style:style>
    <style:style style:name="P102" style:family="paragraph" style:parent-style-name="Heading_20_4">
      <style:text-properties officeooo:rsid="01241026" officeooo:paragraph-rsid="01241026"/>
    </style:style>
    <style:style style:name="P103"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04" style:family="paragraph" style:parent-style-name="Heading_20_4">
      <style:text-properties fo:font-style="normal" officeooo:rsid="005c05db" officeooo:paragraph-rsid="005c05db" style:font-style-asian="normal" style:font-style-complex="normal"/>
    </style:style>
    <style:style style:name="P105" style:family="paragraph" style:parent-style-name="Heading_20_4">
      <style:text-properties officeooo:rsid="005c05db" officeooo:paragraph-rsid="005c05db"/>
    </style:style>
    <style:style style:name="P106" style:family="paragraph" style:parent-style-name="Text_20_body" style:list-style-name="L1"/>
    <style:style style:name="P107" style:family="paragraph" style:parent-style-name="Text_20_body" style:list-style-name="L1">
      <style:text-properties style:font-name="Consolas1" fo:font-size="10pt" fo:font-style="normal" officeooo:rsid="00ceef4c" officeooo:paragraph-rsid="00ceef4c" style:font-size-asian="10pt" style:font-style-asian="normal" style:font-size-complex="10pt" style:font-style-complex="normal"/>
    </style:style>
    <style:style style:name="P108" style:family="paragraph" style:parent-style-name="Text_20_body" style:list-style-name="L1">
      <style:text-properties style:font-name="Consolas1"/>
    </style:style>
    <style:style style:name="P109" style:family="paragraph" style:parent-style-name="Text_20_body" style:list-style-name="L1">
      <style:text-properties style:font-name="Times New Roman1" officeooo:rsid="00ceef4c" officeooo:paragraph-rsid="00ceef4c"/>
    </style:style>
    <style:style style:name="P110" style:family="paragraph" style:parent-style-name="Text_20_body" style:list-style-name="L1">
      <style:text-properties style:font-name="Times New Roman1" officeooo:rsid="00d66729" officeooo:paragraph-rsid="00d66729"/>
    </style:style>
    <style:style style:name="P111" style:family="paragraph" style:parent-style-name="Text_20_body" style:list-style-name="L1">
      <style:text-properties style:font-name="Times New Roman1" officeooo:rsid="00d00542" officeooo:paragraph-rsid="00e96c9a"/>
    </style:style>
    <style:style style:name="P112" style:family="paragraph" style:parent-style-name="Text_20_body">
      <style:text-properties style:font-name="Times New Roman1" officeooo:rsid="00d00542" officeooo:paragraph-rsid="00d00542"/>
    </style:style>
    <style:style style:name="P113" style:family="paragraph" style:parent-style-name="Text_20_body" style:list-style-name="L1">
      <style:text-properties officeooo:rsid="0105ec36" officeooo:paragraph-rsid="0105ec36"/>
    </style:style>
    <style:style style:name="P114" style:family="paragraph" style:parent-style-name="Text_20_body" style:list-style-name="L1">
      <style:text-properties officeooo:rsid="01048e2d" officeooo:paragraph-rsid="01048e2d"/>
    </style:style>
    <style:style style:name="P115" style:family="paragraph" style:parent-style-name="Text_20_body" style:list-style-name="L1">
      <style:text-properties style:font-name="Consolas" fo:font-size="10pt" fo:font-style="normal" officeooo:rsid="01093c14" officeooo:paragraph-rsid="01093c14" style:font-size-asian="10pt" style:font-style-asian="normal" style:font-style-complex="normal"/>
    </style:style>
    <style:style style:name="P116" style:family="paragraph" style:parent-style-name="Text_20_body" style:list-style-name="L1">
      <style:text-properties officeooo:rsid="01093c14" officeooo:paragraph-rsid="01098d05"/>
    </style:style>
    <style:style style:name="P117" style:family="paragraph" style:parent-style-name="Text_20_body" style:list-style-name="L2">
      <style:text-properties officeooo:rsid="00aa23cf" officeooo:paragraph-rsid="00aa23cf"/>
    </style:style>
    <style:style style:name="P118" style:family="paragraph" style:parent-style-name="Text_20_body" style:list-style-name="L2">
      <style:text-properties fo:font-style="normal" officeooo:rsid="00aa23cf" officeooo:paragraph-rsid="00aa23cf" style:font-style-asian="normal" style:font-style-complex="normal"/>
    </style:style>
    <style:style style:name="P119" style:family="paragraph" style:parent-style-name="Text_20_body" style:list-style-name="L3">
      <style:text-properties fo:font-style="normal" officeooo:rsid="003c7ce7" officeooo:paragraph-rsid="00138f66" style:font-style-asian="normal" style:font-style-complex="normal"/>
    </style:style>
    <style:style style:name="P120" style:family="paragraph" style:parent-style-name="Text_20_body" style:list-style-name="L3">
      <style:text-properties fo:font-style="normal" officeooo:rsid="00138f66" officeooo:paragraph-rsid="00138f66" style:font-style-asian="normal" style:font-style-complex="normal"/>
    </style:style>
    <style:style style:name="P121" style:family="paragraph" style:parent-style-name="Text_20_body">
      <style:text-properties officeooo:rsid="010e602b" officeooo:paragraph-rsid="010e602b"/>
    </style:style>
    <style:style style:name="P122" style:family="paragraph" style:parent-style-name="Text_20_body">
      <style:text-properties officeooo:rsid="013c9580" officeooo:paragraph-rsid="013c9580"/>
    </style:style>
    <style:style style:name="P123" style:family="paragraph" style:parent-style-name="Text_20_body">
      <style:text-properties officeooo:paragraph-rsid="0138843f"/>
    </style:style>
    <style:style style:name="P124" style:family="paragraph" style:parent-style-name="Text_20_body" style:list-style-name="L1"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9252in" style:type="right" style:leader-style="dotted" style:leader-text="."/>
        </style:tab-stops>
      </style:paragraph-properties>
    </style:style>
    <style:style style:name="P128" style:family="paragraph" style:parent-style-name="Heading_20_5">
      <style:text-properties fo:font-weight="normal" officeooo:rsid="0096bf20" officeooo:paragraph-rsid="0096bf20" style:font-weight-asian="normal" style:font-weight-complex="normal"/>
    </style:style>
    <style:style style:name="P129"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a23cf" style:font-style-asian="normal" style:font-style-complex="normal"/>
    </style:style>
    <style:style style:name="T59" style:family="text">
      <style:text-properties fo:font-style="normal" officeooo:rsid="00abfe5b" style:font-style-asian="normal" style:font-style-complex="normal"/>
    </style:style>
    <style:style style:name="T60" style:family="text">
      <style:text-properties fo:font-style="normal" officeooo:rsid="00ad6048" style:font-style-asian="normal" style:font-style-complex="normal"/>
    </style:style>
    <style:style style:name="T61" style:family="text">
      <style:text-properties fo:font-style="normal" officeooo:rsid="00b56ea7" style:font-style-asian="normal" style:font-style-complex="normal"/>
    </style:style>
    <style:style style:name="T62" style:family="text">
      <style:text-properties fo:font-style="normal" officeooo:rsid="00b5ca7b" style:font-style-asian="normal" style:font-style-complex="normal"/>
    </style:style>
    <style:style style:name="T63" style:family="text">
      <style:text-properties fo:font-style="normal" officeooo:rsid="00b88862" style:font-style-asian="normal" style:font-style-complex="normal"/>
    </style:style>
    <style:style style:name="T64" style:family="text">
      <style:text-properties fo:font-style="normal" officeooo:rsid="00b918eb" style:font-style-asian="normal" style:font-style-complex="normal"/>
    </style:style>
    <style:style style:name="T65" style:family="text">
      <style:text-properties fo:font-style="normal" officeooo:rsid="00ba157a" style:font-style-asian="normal" style:font-style-complex="normal"/>
    </style:style>
    <style:style style:name="T66" style:family="text">
      <style:text-properties fo:font-style="normal" officeooo:rsid="00ba78ca" style:font-style-asian="normal" style:font-style-complex="normal"/>
    </style:style>
    <style:style style:name="T67" style:family="text">
      <style:text-properties fo:font-style="normal" officeooo:rsid="00bb2778" style:font-style-asian="normal" style:font-style-complex="normal"/>
    </style:style>
    <style:style style:name="T68" style:family="text">
      <style:text-properties fo:font-style="normal" officeooo:rsid="00bc4ccd" style:font-style-asian="normal" style:font-style-complex="normal"/>
    </style:style>
    <style:style style:name="T69" style:family="text">
      <style:text-properties fo:font-style="normal" officeooo:rsid="00bc82c8" style:font-style-asian="normal" style:font-style-complex="normal"/>
    </style:style>
    <style:style style:name="T70" style:family="text">
      <style:text-properties fo:font-style="normal" officeooo:rsid="00bf59d3" style:font-style-asian="normal" style:font-style-complex="normal"/>
    </style:style>
    <style:style style:name="T71" style:family="text">
      <style:text-properties fo:font-style="normal" officeooo:rsid="00c03a5c" style:font-style-asian="normal" style:font-style-complex="normal"/>
    </style:style>
    <style:style style:name="T72" style:family="text">
      <style:text-properties fo:font-style="normal" officeooo:rsid="00c210fc" style:font-style-asian="normal" style:font-style-complex="normal"/>
    </style:style>
    <style:style style:name="T73" style:family="text">
      <style:text-properties fo:font-style="normal" officeooo:rsid="00c4b283" style:font-style-asian="normal" style:font-style-complex="normal"/>
    </style:style>
    <style:style style:name="T74" style:family="text">
      <style:text-properties fo:font-style="normal" officeooo:rsid="00c50771" style:font-style-asian="normal" style:font-style-complex="normal"/>
    </style:style>
    <style:style style:name="T75" style:family="text">
      <style:text-properties fo:font-style="normal" officeooo:rsid="00c956a1" style:font-style-asian="normal" style:font-style-complex="normal"/>
    </style:style>
    <style:style style:name="T76" style:family="text">
      <style:text-properties fo:font-style="normal" officeooo:rsid="00cbebd8" style:font-style-asian="normal" style:font-style-complex="normal"/>
    </style:style>
    <style:style style:name="T77" style:family="text">
      <style:text-properties fo:font-style="normal" officeooo:rsid="00cd265c" style:font-style-asian="normal" style:font-style-complex="normal"/>
    </style:style>
    <style:style style:name="T78" style:family="text">
      <style:text-properties fo:font-style="normal" officeooo:rsid="00ceef4c" style:font-style-asian="normal" style:font-style-complex="normal"/>
    </style:style>
    <style:style style:name="T79" style:family="text">
      <style:text-properties fo:font-style="normal" officeooo:rsid="00cf1ace" style:font-style-asian="normal" style:font-style-complex="normal"/>
    </style:style>
    <style:style style:name="T80" style:family="text">
      <style:text-properties fo:font-style="normal" officeooo:rsid="00d00542" style:font-style-asian="normal" style:font-style-complex="normal"/>
    </style:style>
    <style:style style:name="T81" style:family="text">
      <style:text-properties fo:font-style="normal" officeooo:rsid="00d06fa3" style:font-style-asian="normal" style:font-style-complex="normal"/>
    </style:style>
    <style:style style:name="T82" style:family="text">
      <style:text-properties fo:font-style="normal" officeooo:rsid="00d260f0" style:font-style-asian="normal" style:font-style-complex="normal"/>
    </style:style>
    <style:style style:name="T83" style:family="text">
      <style:text-properties fo:font-style="normal" officeooo:rsid="00d62598" style:font-style-asian="normal" style:font-style-complex="normal"/>
    </style:style>
    <style:style style:name="T84" style:family="text">
      <style:text-properties fo:font-style="normal" officeooo:rsid="00d66729" style:font-style-asian="normal" style:font-style-complex="normal"/>
    </style:style>
    <style:style style:name="T85" style:family="text">
      <style:text-properties fo:font-style="normal" officeooo:rsid="00d71581" style:font-style-asian="normal" style:font-style-complex="normal"/>
    </style:style>
    <style:style style:name="T86" style:family="text">
      <style:text-properties fo:font-style="normal" officeooo:rsid="00d972c9" style:font-style-asian="normal" style:font-style-complex="normal"/>
    </style:style>
    <style:style style:name="T87" style:family="text">
      <style:text-properties fo:font-style="normal" officeooo:rsid="00db45be" style:font-style-asian="normal" style:font-style-complex="normal"/>
    </style:style>
    <style:style style:name="T88" style:family="text">
      <style:text-properties fo:font-style="normal" officeooo:rsid="00dc9d05" style:font-style-asian="normal" style:font-style-complex="normal"/>
    </style:style>
    <style:style style:name="T89" style:family="text">
      <style:text-properties fo:font-style="normal" officeooo:rsid="00de6be1" style:font-style-asian="normal" style:font-style-complex="normal"/>
    </style:style>
    <style:style style:name="T90" style:family="text">
      <style:text-properties fo:font-style="normal" officeooo:rsid="00d878ab" style:font-style-asian="normal" style:font-style-complex="normal"/>
    </style:style>
    <style:style style:name="T91" style:family="text">
      <style:text-properties fo:font-style="normal" officeooo:rsid="01079231" style:font-style-asian="normal" style:font-style-complex="normal"/>
    </style:style>
    <style:style style:name="T92" style:family="text">
      <style:text-properties fo:font-style="normal" officeooo:rsid="010e602b" style:font-style-asian="normal" style:font-style-complex="normal"/>
    </style:style>
    <style:style style:name="T93" style:family="text">
      <style:text-properties fo:font-style="normal" officeooo:rsid="010ef5ac" style:font-style-asian="normal" style:font-style-complex="normal"/>
    </style:style>
    <style:style style:name="T94" style:family="text">
      <style:text-properties fo:font-style="normal" officeooo:rsid="0111ef70" style:font-style-asian="normal" style:font-style-complex="normal"/>
    </style:style>
    <style:style style:name="T95" style:family="text">
      <style:text-properties fo:font-style="normal" officeooo:rsid="0113cc9d" style:font-style-asian="normal" style:font-style-complex="normal"/>
    </style:style>
    <style:style style:name="T96" style:family="text">
      <style:text-properties fo:font-style="normal" officeooo:rsid="0117e9df" style:font-style-asian="normal" style:font-style-complex="normal"/>
    </style:style>
    <style:style style:name="T97" style:family="text">
      <style:text-properties fo:font-style="normal" officeooo:rsid="01195179" style:font-style-asian="normal" style:font-style-complex="normal"/>
    </style:style>
    <style:style style:name="T98" style:family="text">
      <style:text-properties fo:font-style="normal" officeooo:rsid="0119e3f0" style:font-style-asian="normal" style:font-style-complex="normal"/>
    </style:style>
    <style:style style:name="T99" style:family="text">
      <style:text-properties fo:font-style="normal" officeooo:rsid="011b5b2a" style:font-style-asian="normal" style:font-style-complex="normal"/>
    </style:style>
    <style:style style:name="T100" style:family="text">
      <style:text-properties fo:font-style="normal" officeooo:rsid="011d2d5a" style:font-style-asian="normal" style:font-style-complex="normal"/>
    </style:style>
    <style:style style:name="T101" style:family="text">
      <style:text-properties fo:font-style="normal" officeooo:rsid="011dcc3b" style:font-style-asian="normal" style:font-style-complex="normal"/>
    </style:style>
    <style:style style:name="T102" style:family="text">
      <style:text-properties fo:font-style="normal" officeooo:rsid="011ebbae" style:font-style-asian="normal" style:font-style-complex="normal"/>
    </style:style>
    <style:style style:name="T103" style:family="text">
      <style:text-properties fo:font-style="normal" officeooo:rsid="011f52af" style:font-style-asian="normal" style:font-style-complex="normal"/>
    </style:style>
    <style:style style:name="T104" style:family="text">
      <style:text-properties fo:font-style="normal" officeooo:rsid="01206709" style:font-style-asian="normal" style:font-style-complex="normal"/>
    </style:style>
    <style:style style:name="T105" style:family="text">
      <style:text-properties fo:font-style="normal" officeooo:rsid="0121611e" style:font-style-asian="normal" style:font-style-complex="normal"/>
    </style:style>
    <style:style style:name="T106" style:family="text">
      <style:text-properties fo:font-style="normal" officeooo:rsid="01217f35" style:font-style-asian="normal" style:font-style-complex="normal"/>
    </style:style>
    <style:style style:name="T107" style:family="text">
      <style:text-properties fo:font-style="normal" officeooo:rsid="0122fcfb" style:font-style-asian="normal" style:font-style-complex="normal"/>
    </style:style>
    <style:style style:name="T108" style:family="text">
      <style:text-properties fo:font-style="normal" officeooo:rsid="012537d5" style:font-style-asian="normal" style:font-style-complex="normal"/>
    </style:style>
    <style:style style:name="T109" style:family="text">
      <style:text-properties fo:font-style="normal" officeooo:rsid="0125c706" style:font-style-asian="normal" style:font-style-complex="normal"/>
    </style:style>
    <style:style style:name="T110" style:family="text">
      <style:text-properties fo:font-style="normal" officeooo:rsid="012897b2" style:font-style-asian="normal" style:font-style-complex="normal"/>
    </style:style>
    <style:style style:name="T111" style:family="text">
      <style:text-properties fo:font-style="normal" officeooo:rsid="0129902e" style:font-style-asian="normal" style:font-style-complex="normal"/>
    </style:style>
    <style:style style:name="T112" style:family="text">
      <style:text-properties fo:font-style="normal" officeooo:rsid="012b2865" style:font-style-asian="normal" style:font-style-complex="normal"/>
    </style:style>
    <style:style style:name="T113" style:family="text">
      <style:text-properties fo:font-style="normal" officeooo:rsid="012ce00d" style:font-style-asian="normal" style:font-style-complex="normal"/>
    </style:style>
    <style:style style:name="T114" style:family="text">
      <style:text-properties fo:font-style="normal" officeooo:rsid="01343530" style:font-style-asian="normal" style:font-style-complex="normal"/>
    </style:style>
    <style:style style:name="T115" style:family="text">
      <style:text-properties fo:font-style="normal" officeooo:rsid="0135f34f"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97b347" style:font-style-asian="normal" style:font-weight-asian="normal" style:font-style-complex="normal" style:font-weight-complex="normal"/>
    </style:style>
    <style:style style:name="T118" style:family="text">
      <style:text-properties fo:font-style="normal" fo:font-weight="normal" officeooo:rsid="00992ce8" style:font-style-asian="normal" style:font-weight-asian="normal" style:font-style-complex="normal" style:font-weight-complex="normal"/>
    </style:style>
    <style:style style:name="T119" style:family="text">
      <style:text-properties fo:font-style="normal" fo:font-weight="normal" officeooo:rsid="011978e7" style:font-style-asian="normal" style:font-weight-asian="normal" style:font-style-complex="normal" style:font-weight-complex="normal"/>
    </style:style>
    <style:style style:name="T120" style:family="text">
      <style:text-properties style:font-name="Consolas"/>
    </style:style>
    <style:style style:name="T121" style:family="text">
      <style:text-properties style:font-name="Consolas" fo:font-size="10pt" style:font-size-asian="10pt"/>
    </style:style>
    <style:style style:name="T122" style:family="text">
      <style:text-properties style:font-name="Consolas" fo:font-size="10pt" officeooo:rsid="00eba9b3" style:font-size-asian="10pt"/>
    </style:style>
    <style:style style:name="T123" style:family="text">
      <style:text-properties style:font-name="Consolas" fo:font-size="10pt" officeooo:rsid="00f260c4" style:font-size-asian="10pt"/>
    </style:style>
    <style:style style:name="T124" style:family="text">
      <style:text-properties style:font-name="Consolas" fo:font-size="10pt" officeooo:rsid="001813d2" style:font-size-asian="10pt"/>
    </style:style>
    <style:style style:name="T125" style:family="text">
      <style:text-properties style:font-name="Consolas" fo:font-size="10pt" officeooo:rsid="0039431b" style:font-size-asian="10pt"/>
    </style:style>
    <style:style style:name="T126" style:family="text">
      <style:text-properties style:font-name="Consolas" fo:font-size="10pt" officeooo:rsid="005c05db" style:font-size-asian="10pt"/>
    </style:style>
    <style:style style:name="T127" style:family="text">
      <style:text-properties style:font-name="Consolas" fo:font-size="10pt" officeooo:rsid="005ce64a" style:font-size-asian="10pt"/>
    </style:style>
    <style:style style:name="T128" style:family="text">
      <style:text-properties style:font-name="Consolas" fo:font-size="10pt" officeooo:rsid="00eed294" style:font-size-asian="10pt"/>
    </style:style>
    <style:style style:name="T129" style:family="text">
      <style:text-properties style:font-name="Consolas" fo:font-size="10pt" officeooo:rsid="0097b347" style:font-size-asian="10pt"/>
    </style:style>
    <style:style style:name="T130" style:family="text">
      <style:text-properties style:font-name="Consolas" fo:font-size="10pt" officeooo:rsid="009efe36" style:font-size-asian="10pt"/>
    </style:style>
    <style:style style:name="T131" style:family="text">
      <style:text-properties style:font-name="Consolas" fo:font-size="10pt" officeooo:rsid="00c1fdbb" style:font-size-asian="10pt"/>
    </style:style>
    <style:style style:name="T132" style:family="text">
      <style:text-properties style:font-name="Consolas" fo:font-size="10pt" officeooo:rsid="00e45745" style:font-size-asian="10pt"/>
    </style:style>
    <style:style style:name="T133" style:family="text">
      <style:text-properties style:font-name="Consolas" fo:font-size="10pt" officeooo:rsid="013c8fe8" style:font-size-asian="10pt"/>
    </style:style>
    <style:style style:name="T134" style:family="text">
      <style:text-properties style:font-name="Consolas" fo:font-size="10pt" officeooo:rsid="01406de2" style:font-size-asian="10pt"/>
    </style:style>
    <style:style style:name="T135" style:family="text">
      <style:text-properties style:font-name="Consolas" fo:font-size="10pt" fo:font-style="normal" fo:font-weight="normal" style:font-size-asian="10pt" style:font-style-asian="normal" style:font-weight-asian="normal" style:font-style-complex="normal" style:font-weight-complex="normal"/>
    </style:style>
    <style:style style:name="T136"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37"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38"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39" style:family="text">
      <style:text-properties style:font-name="Consolas" fo:font-size="10pt" fo:font-style="normal" officeooo:rsid="0073272e" style:font-size-asian="10pt" style:font-style-asian="normal" style:font-style-complex="normal"/>
    </style:style>
    <style:style style:name="T140" style:family="text">
      <style:text-properties style:font-name="Consolas" fo:font-size="10pt" fo:font-style="normal" officeooo:rsid="009efe36" style:font-size-asian="10pt" style:font-style-asian="normal" style:font-style-complex="normal"/>
    </style:style>
    <style:style style:name="T141" style:family="text">
      <style:text-properties style:font-name="Consolas" officeooo:rsid="00eed294"/>
    </style:style>
    <style:style style:name="T142" style:family="text">
      <style:text-properties style:font-name="Consolas" officeooo:rsid="013c8fe8"/>
    </style:style>
    <style:style style:name="T143" style:family="text">
      <style:text-properties fo:font-size="10pt" style:font-size-asian="10pt"/>
    </style:style>
    <style:style style:name="T144" style:family="text">
      <style:text-properties fo:font-size="10pt" fo:font-style="normal" officeooo:rsid="00db45be" style:font-size-asian="10pt" style:font-style-asian="normal" style:font-style-complex="normal"/>
    </style:style>
    <style:style style:name="T145" style:family="text">
      <style:text-properties fo:font-size="10pt" fo:font-style="normal" officeooo:rsid="001813d2" style:font-size-asian="10pt" style:font-style-asian="normal" style:font-style-complex="normal"/>
    </style:style>
    <style:style style:name="T146" style:family="text">
      <style:text-properties style:font-name="Times New Roman1" fo:font-style="normal" fo:font-weight="normal" style:font-size-asian="12pt" style:font-style-asian="normal" style:font-weight-asian="normal" style:font-style-complex="normal" style:font-weight-complex="normal"/>
    </style:style>
    <style:style style:name="T147"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48"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49"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50"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51"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52" style:family="text">
      <style:text-properties style:font-name="Times New Roman1" fo:font-style="normal" style:font-style-asian="normal" style:font-style-complex="normal"/>
    </style:style>
    <style:style style:name="T153" style:family="text">
      <style:text-properties style:font-name="Times New Roman1" fo:font-style="normal" officeooo:rsid="00e662f7" style:font-style-asian="normal" style:font-style-complex="normal"/>
    </style:style>
    <style:style style:name="T154" style:family="text">
      <style:text-properties style:font-name="Times New Roman1" fo:font-style="normal" officeooo:rsid="00fd92a4" style:font-style-asian="normal" style:font-style-complex="normal"/>
    </style:style>
    <style:style style:name="T155" style:family="text">
      <style:text-properties style:font-name="Times New Roman1" fo:font-style="normal" officeooo:rsid="00feb2ad" style:font-style-asian="normal" style:font-style-complex="normal"/>
    </style:style>
    <style:style style:name="T156" style:family="text">
      <style:text-properties style:font-name="Times New Roman1" fo:font-style="normal" officeooo:rsid="00ff3630" style:font-style-asian="normal" style:font-style-complex="normal"/>
    </style:style>
    <style:style style:name="T157" style:family="text">
      <style:text-properties style:font-name="Times New Roman1" fo:font-style="normal" officeooo:rsid="0101b8ed" style:font-style-asian="normal" style:font-style-complex="normal"/>
    </style:style>
    <style:style style:name="T158" style:family="text">
      <style:text-properties style:font-name="Times New Roman1" fo:font-style="normal" officeooo:rsid="0103819e" style:font-style-asian="normal" style:font-style-complex="normal"/>
    </style:style>
    <style:style style:name="T159" style:family="text">
      <style:text-properties style:font-name="Times New Roman1" fo:font-style="normal" officeooo:rsid="0105ec36" style:font-style-asian="normal" style:font-style-complex="normal"/>
    </style:style>
    <style:style style:name="T160" style:family="text">
      <style:text-properties style:font-name="Times New Roman1" fo:font-style="normal" officeooo:rsid="01079231" style:font-style-asian="normal" style:font-style-complex="normal"/>
    </style:style>
    <style:style style:name="T161" style:family="text">
      <style:text-properties style:font-name="Times New Roman1" fo:font-style="normal" officeooo:rsid="01091363" style:font-style-asian="normal" style:font-style-complex="normal"/>
    </style:style>
    <style:style style:name="T162" style:family="text">
      <style:text-properties style:font-name="Times New Roman1" fo:font-style="normal" officeooo:rsid="01093c14" style:font-style-asian="normal" style:font-style-complex="normal"/>
    </style:style>
    <style:style style:name="T163" style:family="text">
      <style:text-properties style:font-name="Times New Roman1" fo:font-style="normal" officeooo:rsid="01098d05" style:font-style-asian="normal" style:font-style-complex="normal"/>
    </style:style>
    <style:style style:name="T164" style:family="text">
      <style:text-properties fo:font-style="italic" style:font-style-asian="italic" style:font-style-complex="italic"/>
    </style:style>
    <style:style style:name="T165" style:family="text">
      <style:text-properties fo:font-style="italic" officeooo:rsid="001b160b" style:font-style-asian="italic" style:font-style-complex="italic"/>
    </style:style>
    <style:style style:name="T166" style:family="text">
      <style:text-properties fo:font-style="italic" officeooo:rsid="001fe039" style:font-style-asian="italic" style:font-style-complex="italic"/>
    </style:style>
    <style:style style:name="T167" style:family="text">
      <style:text-properties fo:font-style="italic" officeooo:rsid="002d08cc" style:font-style-asian="italic" style:font-style-complex="italic"/>
    </style:style>
    <style:style style:name="T168" style:family="text">
      <style:text-properties fo:font-style="italic" officeooo:rsid="0045e722" style:font-style-asian="italic" style:font-style-complex="italic"/>
    </style:style>
    <style:style style:name="T169" style:family="text">
      <style:text-properties fo:font-style="italic" officeooo:rsid="0090a224" style:font-style-asian="italic" style:font-style-complex="italic"/>
    </style:style>
    <style:style style:name="T170" style:family="text">
      <style:text-properties fo:font-style="italic" officeooo:rsid="00948b58" style:font-style-asian="italic" style:font-style-complex="italic"/>
    </style:style>
    <style:style style:name="T171" style:family="text">
      <style:text-properties fo:font-style="italic" officeooo:rsid="00958cca" style:font-style-asian="italic" style:font-style-complex="italic"/>
    </style:style>
    <style:style style:name="T172" style:family="text">
      <style:text-properties fo:font-style="italic" officeooo:rsid="0031c318" style:font-style-asian="italic" style:font-style-complex="italic"/>
    </style:style>
    <style:style style:name="T173" style:family="text">
      <style:text-properties fo:font-style="italic" officeooo:rsid="010ef5ac" style:font-style-asian="italic" style:font-style-complex="italic"/>
    </style:style>
    <style:style style:name="T174" style:family="text">
      <style:text-properties fo:font-style="italic" officeooo:rsid="012eec3c" style:font-style-asian="italic" style:font-style-complex="italic"/>
    </style:style>
    <style:style style:name="T175" style:family="text">
      <style:text-properties style:font-name="Consolas1"/>
    </style:style>
    <style:style style:name="T176" style:family="text">
      <style:text-properties style:font-name="Consolas1" fo:font-size="10pt" style:font-size-asian="8.75pt" style:font-size-complex="10pt"/>
    </style:style>
    <style:style style:name="T177" style:family="text">
      <style:text-properties style:font-name="Consolas1" fo:font-size="10pt" style:font-size-asian="10pt" style:font-size-complex="10pt"/>
    </style:style>
    <style:style style:name="T178" style:family="text">
      <style:text-properties style:font-name="Consolas1" fo:font-size="10pt" officeooo:rsid="0028e584" style:font-size-asian="10pt" style:font-size-complex="10pt"/>
    </style:style>
    <style:style style:name="T179" style:family="text">
      <style:text-properties style:font-name="Consolas1" fo:font-size="10pt" officeooo:rsid="002aba5a" style:font-size-asian="10pt" style:font-size-complex="10pt"/>
    </style:style>
    <style:style style:name="T180" style:family="text">
      <style:text-properties style:font-name="Consolas1" fo:font-size="10pt" officeooo:rsid="004d279a" style:font-size-asian="10pt" style:font-size-complex="10pt"/>
    </style:style>
    <style:style style:name="T181" style:family="text">
      <style:text-properties style:font-name="Consolas1" fo:font-size="10pt" officeooo:rsid="00a49362" style:font-size-asian="10pt" style:font-size-complex="10pt"/>
    </style:style>
    <style:style style:name="T182" style:family="text">
      <style:text-properties style:font-name="Consolas1" fo:font-size="10pt" officeooo:rsid="00d878ab" style:font-size-asian="10pt" style:font-size-complex="10pt"/>
    </style:style>
    <style:style style:name="T183" style:family="text">
      <style:text-properties style:font-name="Consolas1" fo:font-size="10pt" officeooo:rsid="0138224d" style:font-size-asian="10pt" style:font-size-complex="10pt"/>
    </style:style>
    <style:style style:name="T184" style:family="text">
      <style:text-properties style:font-name="Consolas1" fo:font-size="10pt" officeooo:rsid="004b3101" style:font-size-asian="10pt" style:font-size-complex="10pt"/>
    </style:style>
    <style:style style:name="T185" style:family="text">
      <style:text-properties style:font-name="Consolas1" fo:font-size="10pt" fo:font-style="normal" style:font-size-asian="10pt" style:font-style-asian="normal" style:font-size-complex="10pt" style:font-style-complex="normal"/>
    </style:style>
    <style:style style:name="T186" style:family="text">
      <style:text-properties style:font-name="Consolas1" fo:font-size="10pt" fo:font-style="normal" officeooo:rsid="001b160b" style:font-size-asian="10pt" style:font-style-asian="normal" style:font-size-complex="10pt" style:font-style-complex="normal"/>
    </style:style>
    <style:style style:name="T187" style:family="text">
      <style:text-properties style:font-name="Consolas1" fo:font-size="10pt" fo:font-style="normal" officeooo:rsid="00256f36" style:font-size-asian="10pt" style:font-style-asian="normal" style:font-size-complex="10pt" style:font-style-complex="normal"/>
    </style:style>
    <style:style style:name="T188" style:family="text">
      <style:text-properties style:font-name="Consolas1" fo:font-size="10pt" fo:font-style="normal" officeooo:rsid="0028e584" style:font-size-asian="10pt" style:font-style-asian="normal" style:font-size-complex="10pt" style:font-style-complex="normal"/>
    </style:style>
    <style:style style:name="T189" style:family="text">
      <style:text-properties style:font-name="Consolas1" fo:font-size="10pt" fo:font-style="normal" officeooo:rsid="00475b94" style:font-size-asian="10pt" style:font-style-asian="normal" style:font-size-complex="10pt" style:font-style-complex="normal"/>
    </style:style>
    <style:style style:name="T190" style:family="text">
      <style:text-properties style:font-name="Consolas1" fo:font-size="10pt" fo:font-style="normal" officeooo:rsid="0052d3fd" style:font-size-asian="10pt" style:font-style-asian="normal" style:font-size-complex="10pt" style:font-style-complex="normal"/>
    </style:style>
    <style:style style:name="T191" style:family="text">
      <style:text-properties style:font-name="Consolas1" fo:font-size="10pt" fo:font-style="normal" officeooo:rsid="0066b7a5" style:font-size-asian="10pt" style:font-style-asian="normal" style:font-size-complex="10pt" style:font-style-complex="normal"/>
    </style:style>
    <style:style style:name="T192" style:family="text">
      <style:text-properties style:font-name="Consolas1" fo:font-size="10pt" fo:font-style="normal" officeooo:rsid="00673205" style:font-size-asian="10pt" style:font-style-asian="normal" style:font-size-complex="10pt" style:font-style-complex="normal"/>
    </style:style>
    <style:style style:name="T193" style:family="text">
      <style:text-properties style:font-name="Consolas1" fo:font-size="10pt" fo:font-style="normal" officeooo:rsid="00b56ea7" style:font-size-asian="10pt" style:font-style-asian="normal" style:font-size-complex="10pt" style:font-style-complex="normal"/>
    </style:style>
    <style:style style:name="T194" style:family="text">
      <style:text-properties style:font-name="Consolas1" fo:font-size="10pt" fo:font-style="normal" officeooo:rsid="00b88862" style:font-size-asian="10pt" style:font-style-asian="normal" style:font-size-complex="10pt" style:font-style-complex="normal"/>
    </style:style>
    <style:style style:name="T195" style:family="text">
      <style:text-properties style:font-name="Consolas1" fo:font-size="10pt" fo:font-style="normal" officeooo:rsid="00ba78ca" style:font-size-asian="10pt" style:font-style-asian="normal" style:font-size-complex="10pt" style:font-style-complex="normal"/>
    </style:style>
    <style:style style:name="T196" style:family="text">
      <style:text-properties style:font-name="Consolas1" fo:font-size="10pt" fo:font-style="normal" officeooo:rsid="00cbebd8" style:font-size-asian="10pt" style:font-style-asian="normal" style:font-size-complex="10pt" style:font-style-complex="normal"/>
    </style:style>
    <style:style style:name="T197" style:family="text">
      <style:text-properties style:font-name="Consolas1" fo:font-size="10pt" fo:font-style="normal" officeooo:rsid="00cd265c" style:font-size-asian="10pt" style:font-style-asian="normal" style:font-size-complex="10pt" style:font-style-complex="normal"/>
    </style:style>
    <style:style style:name="T198" style:family="text">
      <style:text-properties style:font-name="Consolas1" fo:font-size="10pt" fo:font-style="normal" officeooo:rsid="00d00542" style:font-size-asian="10pt" style:font-style-asian="normal" style:font-size-complex="10pt" style:font-style-complex="normal"/>
    </style:style>
    <style:style style:name="T199" style:family="text">
      <style:text-properties style:font-name="Consolas1" fo:font-size="10pt" fo:font-style="normal" officeooo:rsid="00d06fa3" style:font-size-asian="10pt" style:font-style-asian="normal" style:font-size-complex="10pt" style:font-style-complex="normal"/>
    </style:style>
    <style:style style:name="T200" style:family="text">
      <style:text-properties style:font-name="Consolas1" fo:font-size="10pt" fo:font-style="normal" officeooo:rsid="00db45be" style:font-size-asian="10pt" style:font-style-asian="normal" style:font-size-complex="10pt" style:font-style-complex="normal"/>
    </style:style>
    <style:style style:name="T201" style:family="text">
      <style:text-properties style:font-name="Consolas1" fo:font-size="10pt" fo:font-style="normal" officeooo:rsid="00d878ab" style:font-size-asian="10pt" style:font-style-asian="normal" style:font-size-complex="10pt" style:font-style-complex="normal"/>
    </style:style>
    <style:style style:name="T202" style:family="text">
      <style:text-properties style:font-name="Consolas1" fo:font-size="10pt" fo:font-style="normal" officeooo:rsid="00e662f7" style:font-size-asian="10pt" style:font-style-asian="normal" style:font-size-complex="10pt" style:font-style-complex="normal"/>
    </style:style>
    <style:style style:name="T203" style:family="text">
      <style:text-properties style:font-name="Consolas1" fo:font-size="10pt" fo:font-style="normal" officeooo:rsid="00fd92a4" style:font-size-asian="10pt" style:font-style-asian="normal" style:font-size-complex="10pt" style:font-style-complex="normal"/>
    </style:style>
    <style:style style:name="T204" style:family="text">
      <style:text-properties style:font-name="Consolas1" fo:font-size="10pt" fo:font-style="normal" officeooo:rsid="0100cc63" style:font-size-asian="10pt" style:font-style-asian="normal" style:font-size-complex="10pt" style:font-style-complex="normal"/>
    </style:style>
    <style:style style:name="T205" style:family="text">
      <style:text-properties style:font-name="Consolas1" fo:font-size="10pt" fo:font-style="normal" officeooo:rsid="0103819e" style:font-size-asian="10pt" style:font-style-asian="normal" style:font-size-complex="10pt" style:font-style-complex="normal"/>
    </style:style>
    <style:style style:name="T206" style:family="text">
      <style:text-properties style:font-name="Consolas1" fo:font-size="10pt" fo:font-style="normal" officeooo:rsid="0105ec36" style:font-size-asian="10pt" style:font-style-asian="normal" style:font-size-complex="10pt" style:font-style-complex="normal"/>
    </style:style>
    <style:style style:name="T207" style:family="text">
      <style:text-properties style:font-name="Consolas1" fo:font-size="10pt" fo:font-style="normal" officeooo:rsid="01091363" style:font-size-asian="10pt" style:font-style-asian="normal" style:font-size-complex="10pt" style:font-style-complex="normal"/>
    </style:style>
    <style:style style:name="T208" style:family="text">
      <style:text-properties style:font-name="Consolas1" fo:font-size="10pt" fo:font-style="normal" officeooo:rsid="01098d05" style:font-size-asian="10pt" style:font-style-asian="normal" style:font-size-complex="10pt" style:font-style-complex="normal"/>
    </style:style>
    <style:style style:name="T209" style:family="text">
      <style:text-properties style:font-name="Consolas1" fo:font-size="10pt" fo:font-style="normal" officeooo:rsid="010ef5ac" style:font-size-asian="10pt" style:font-style-asian="normal" style:font-size-complex="10pt" style:font-style-complex="normal"/>
    </style:style>
    <style:style style:name="T210" style:family="text">
      <style:text-properties style:font-name="Consolas1" fo:font-size="10pt" fo:font-style="normal" officeooo:rsid="0122fcfb" style:font-size-asian="10pt" style:font-style-asian="normal" style:font-size-complex="10pt" style:font-style-complex="normal"/>
    </style:style>
    <style:style style:name="T211" style:family="text">
      <style:text-properties style:font-name="Consolas1" fo:font-size="10pt" fo:font-style="normal" officeooo:rsid="0128141e" style:font-size-asian="10pt" style:font-style-asian="normal" style:font-size-complex="10pt" style:font-style-complex="normal"/>
    </style:style>
    <style:style style:name="T212" style:family="text">
      <style:text-properties style:font-name="Consolas1" fo:font-size="10pt" fo:font-style="normal" officeooo:rsid="012b2865" style:font-size-asian="10pt" style:font-style-asian="normal" style:font-size-complex="10pt" style:font-style-complex="normal"/>
    </style:style>
    <style:style style:name="T213" style:family="text">
      <style:text-properties style:font-name="Consolas1" fo:font-size="10pt" fo:font-style="normal" officeooo:rsid="01343530" style:font-size-asian="10pt" style:font-style-asian="normal" style:font-size-complex="10pt" style:font-style-complex="normal"/>
    </style:style>
    <style:style style:name="T214"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15" style:family="text">
      <style:text-properties style:font-name="Consolas1" fo:font-size="12pt" fo:font-style="normal" style:font-size-asian="12pt" style:font-style-asian="normal" style:font-size-complex="12pt" style:font-style-complex="normal"/>
    </style:style>
    <style:style style:name="T216" style:family="text">
      <style:text-properties style:font-name="Consolas1" fo:font-size="12pt" fo:font-style="normal" officeooo:rsid="004b3101" style:font-size-asian="12pt" style:font-style-asian="normal" style:font-size-complex="12pt" style:font-style-complex="normal"/>
    </style:style>
    <style:style style:name="T217" style:family="text">
      <style:text-properties style:font-name="Consolas1" fo:font-size="12pt" fo:font-style="normal" officeooo:rsid="006ace6d" style:font-size-asian="12pt" style:font-style-asian="normal" style:font-size-complex="12pt" style:font-style-complex="normal"/>
    </style:style>
    <style:style style:name="T218" style:family="text">
      <style:text-properties style:font-name="Consolas1" fo:font-size="12pt" fo:font-style="normal" officeooo:rsid="00b4e382" style:font-size-asian="12pt" style:font-style-asian="normal" style:font-size-complex="12pt" style:font-style-complex="normal"/>
    </style:style>
    <style:style style:name="T219" style:family="text">
      <style:text-properties style:font-name="Consolas1" fo:font-size="12pt" fo:font-style="normal" officeooo:rsid="00b56ea7" style:font-size-asian="12pt" style:font-style-asian="normal" style:font-size-complex="12pt" style:font-style-complex="normal"/>
    </style:style>
    <style:style style:name="T220" style:family="text">
      <style:text-properties style:font-name="Consolas1" fo:font-style="normal" style:font-style-asian="normal" style:font-style-complex="normal"/>
    </style:style>
    <style:style style:name="T221" style:family="text">
      <style:text-properties style:font-name="Consolas1" fo:font-style="normal" officeooo:rsid="00b88862" style:font-style-asian="normal" style:font-style-complex="normal"/>
    </style:style>
    <style:style style:name="T222" style:family="text">
      <style:text-properties officeooo:rsid="002aba5a"/>
    </style:style>
    <style:style style:name="T223" style:family="text">
      <style:text-properties fo:font-weight="bold" style:font-weight-asian="bold" style:font-weight-complex="bold"/>
    </style:style>
    <style:style style:name="T224" style:family="text">
      <style:text-properties officeooo:rsid="0031c318"/>
    </style:style>
    <style:style style:name="T225" style:family="text">
      <style:text-properties officeooo:rsid="0038ea4b"/>
    </style:style>
    <style:style style:name="T226" style:family="text">
      <style:text-properties officeooo:rsid="003aa30d"/>
    </style:style>
    <style:style style:name="T227" style:family="text">
      <style:text-properties officeooo:rsid="003b9e22"/>
    </style:style>
    <style:style style:name="T228" style:family="text">
      <style:text-properties officeooo:rsid="004d279a"/>
    </style:style>
    <style:style style:name="T229" style:family="text">
      <style:text-properties officeooo:rsid="004efd4b"/>
    </style:style>
    <style:style style:name="T230" style:family="text">
      <style:text-properties officeooo:rsid="0065b90c"/>
    </style:style>
    <style:style style:name="T231" style:family="text">
      <style:text-properties officeooo:rsid="009fab9a"/>
    </style:style>
    <style:style style:name="T232" style:family="text">
      <style:text-properties officeooo:rsid="00a037ae"/>
    </style:style>
    <style:style style:name="T233" style:family="text">
      <style:text-properties officeooo:rsid="00aa23cf"/>
    </style:style>
    <style:style style:name="T234" style:family="text">
      <style:text-properties fo:color="#000000" style:font-name="Consolas" fo:font-size="10pt" fo:font-style="normal" officeooo:rsid="00bc82c8" style:font-size-asian="10pt" style:font-style-asian="normal" style:font-style-complex="normal"/>
    </style:style>
    <style:style style:name="T235" style:family="text">
      <style:text-properties officeooo:rsid="00c7ce8a"/>
    </style:style>
    <style:style style:name="T236" style:family="text">
      <style:text-properties style:text-position="super 58%" fo:font-size="14pt" fo:font-weight="bold" style:font-size-asian="14pt" style:font-weight-asian="bold" style:font-size-complex="14pt" style:font-weight-complex="bold"/>
    </style:style>
    <style:style style:name="T237" style:family="text">
      <style:text-properties style:text-position="super 58%" fo:font-size="14pt" fo:font-weight="bold" officeooo:rsid="00e21632" style:font-size-asian="14pt" style:font-weight-asian="bold" style:font-size-complex="14pt" style:font-weight-complex="bold"/>
    </style:style>
    <style:style style:name="T238" style:family="text">
      <style:text-properties officeooo:rsid="00e29280"/>
    </style:style>
    <style:style style:name="T239" style:family="text">
      <style:text-properties officeooo:rsid="00e45745"/>
    </style:style>
    <style:style style:name="T240" style:family="text">
      <style:text-properties officeooo:rsid="0130eb77"/>
    </style:style>
    <style:style style:name="T241" style:family="text">
      <style:text-properties officeooo:rsid="0138224d"/>
    </style:style>
    <style:style style:name="T242" style:family="text">
      <style:text-properties style:font-name="Consolas1" fo:font-size="10pt" style:font-size-asian="10pt" style:font-size-complex="10pt"/>
    </style:style>
    <style:style style:name="T243" style:family="text">
      <style:text-properties officeooo:rsid="0140e73d"/>
    </style:style>
    <style:style style:name="T244" style:family="text">
      <style:text-properties officeooo:rsid="004b3101"/>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14049_1726513801" text:style-name="Index_20_Link" text:visited-style-name="Index_20_Link">1Introduction<text:tab/>1</text:a></text:p>
          <text:p text:style-name="P126"><text:a xlink:type="simple" xlink:href="#__RefHeading__1091_295664061" text:style-name="Index_20_Link" text:visited-style-name="Index_20_Link">1.1What<text:tab/>1</text:a></text:p>
          <text:p text:style-name="P126"><text:a xlink:type="simple" xlink:href="#__RefHeading__1093_295664061" text:style-name="Index_20_Link" text:visited-style-name="Index_20_Link">1.2Why<text:tab/>2</text:a></text:p>
          <text:p text:style-name="P127"><text:a xlink:type="simple" xlink:href="#__RefHeading__1095_295664061" text:style-name="Index_20_Link" text:visited-style-name="Index_20_Link">1.2.1Why Formalize?<text:tab/>2</text:a></text:p>
          <text:p text:style-name="P126"><text:a xlink:type="simple" xlink:href="#__RefHeading__1097_295664061" text:style-name="Index_20_Link" text:visited-style-name="Index_20_Link">1.3How<text:tab/>2</text:a></text:p>
          <text:p text:style-name="P125"><text:a xlink:type="simple" xlink:href="#__RefHeading__1099_295664061" text:style-name="Index_20_Link" text:visited-style-name="Index_20_Link">2Tutorial<text:tab/>2</text:a></text:p>
          <text:p text:style-name="P126"><text:a xlink:type="simple" xlink:href="#__RefHeading__3148_295664061" text:style-name="Index_20_Link" text:visited-style-name="Index_20_Link">2.1A Note on Syntax<text:tab/>2</text:a></text:p>
          <text:p text:style-name="P127"><text:a xlink:type="simple" xlink:href="#__RefHeading__3150_295664061" text:style-name="Index_20_Link" text:visited-style-name="Index_20_Link">2.1.1Named Macro Parameters<text:tab/>2</text:a></text:p>
          <text:p text:style-name="P126"><text:a xlink:type="simple" xlink:href="#__RefHeading__3177_295664061" text:style-name="Index_20_Link" text:visited-style-name="Index_20_Link">2.2A Note on Examples<text:tab/>3</text:a></text:p>
          <text:p text:style-name="P126"><text:a xlink:type="simple" xlink:href="#__RefHeading__3179_295664061" text:style-name="Index_20_Link" text:visited-style-name="Index_20_Link">2.3The Implementing Macros<text:tab/>3</text:a></text:p>
          <text:p text:style-name="P126"><text:a xlink:type="simple" xlink:href="#__RefHeading__1101_295664061" text:style-name="Index_20_Link" text:visited-style-name="Index_20_Link">2.4Scope Managers<text:tab/>4</text:a></text:p>
          <text:p text:style-name="P126"><text:a xlink:type="simple" xlink:href="#__RefHeading__3187_295664061" text:style-name="Index_20_Link" text:visited-style-name="Index_20_Link">2.5Extant Scope Managers<text:tab/>4</text:a></text:p>
          <text:p text:style-name="P127"><text:a xlink:type="simple" xlink:href="#__RefHeading__1103_295664061" text:style-name="Index_20_Link" text:visited-style-name="Index_20_Link">2.5.1with Parameter<text:tab/>4</text:a></text:p>
          <text:p text:style-name="P127"><text:a xlink:type="simple" xlink:href="#__RefHeading__1105_295664061" text:style-name="Index_20_Link" text:visited-style-name="Index_20_Link">2.5.2enter_as Parameter<text:tab/>5</text:a></text:p>
          <text:p text:style-name="P126"><text:a xlink:type="simple" xlink:href="#__RefHeading__1107_295664061" text:style-name="Index_20_Link" text:visited-style-name="Index_20_Link">2.6Adhoc Scope Managers<text:tab/>5</text:a></text:p>
          <text:p text:style-name="P127"><text:a xlink:type="simple" xlink:href="#__RefHeading__3196_295664061" text:style-name="Index_20_Link" text:visited-style-name="Index_20_Link">2.6.1with_adhoc Parameter<text:tab/>5</text:a></text:p>
          <text:p text:style-name="P127"><text:a xlink:type="simple" xlink:href="#__RefHeading__3198_295664061" text:style-name="Index_20_Link" text:visited-style-name="Index_20_Link">2.6.2on_enter Parameter<text:tab/>5</text:a></text:p>
          <text:p text:style-name="P127"><text:a xlink:type="simple" xlink:href="#__RefHeading__3200_295664061" text:style-name="Index_20_Link" text:visited-style-name="Index_20_Link">2.6.3on_exit Parameter<text:tab/>6</text:a></text:p>
          <text:p text:style-name="P125"><text:a xlink:type="simple" xlink:href="#__RefHeading__1109_295664061" text:style-name="Index_20_Link" text:visited-style-name="Index_20_Link">3Reference<text:tab/>6</text:a></text:p>
          <text:p text:style-name="P126"><text:a xlink:type="simple" xlink:href="#__RefHeading__3225_295664061" text:style-name="Index_20_Link" text:visited-style-name="Index_20_Link">3.1Macros<text:tab/>6</text:a></text:p>
          <text:p text:style-name="P127"><text:a xlink:type="simple" xlink:href="#__RefHeading__3227_295664061" text:style-name="Index_20_Link" text:visited-style-name="Index_20_Link">3.1.1WG_LCLCONTEXT(...) WG_LCLCONTEXT_TPL(...) WG_LCLCONTEXT_END<text:tab/>6</text:a></text:p>
          <text:p text:style-name="P127"><text:a xlink:type="simple" xlink:href="#__RefHeading__3234_295664061" text:style-name="Index_20_Link" text:visited-style-name="Index_20_Link">3.1.2WG_LCLCONTEXT_CONFIG_PARAMS_MAX_ARITY<text:tab/>7</text:a></text:p>
          <text:p text:style-name="P127"><text:a xlink:type="simple" xlink:href="#__RefHeading__2226_1723827172" text:style-name="Index_20_Link" text:visited-style-name="Index_20_Link">3.1.3WG_LCLCONTEXT_NOTHROW<text:tab/>8</text:a></text:p>
          <text:p text:style-name="P125"><text:a xlink:type="simple" xlink:href="#__RefHeading__3154_295664061" text:style-name="Index_20_Link" text:visited-style-name="Index_20_Link">4Limitations<text:tab/>8</text:a></text:p>
          <text:p text:style-name="P126"><text:a xlink:type="simple" xlink:href="#__RefHeading__3156_295664061" text:style-name="Index_20_Link" text:visited-style-name="Index_20_Link">4.1C++03 Limitations<text:tab/>8</text:a></text:p>
          <text:p text:style-name="P127"><text:a xlink:type="simple" xlink:href="#__RefHeading__3158_295664061" text:style-name="Index_20_Link" text:visited-style-name="Index_20_Link">4.1.1Macro Parameter Arguments Containing Commas<text:tab/>8</text:a></text:p>
          <text:p text:style-name="P127"><text:a xlink:type="simple" xlink:href="#__RefHeading__3185_295664061" text:style-name="Index_20_Link" text:visited-style-name="Index_20_Link">4.1.2Noncopyable Const LValue Scope Managers<text:tab/>8</text:a></text:p>
          <text:p text:style-name="P126"><text:a xlink:type="simple" xlink:href="#__RefHeading__2228_391064926" text:style-name="Index_20_Link" text:visited-style-name="Index_20_Link">4.2General Limitations<text:tab/>8</text:a></text:p>
          <text:p text:style-name="P125"><text:a xlink:type="simple" xlink:href="#__RefHeading__1111_295664061" text:style-name="Index_20_Link" text:visited-style-name="Index_20_Link">5Grammar<text:tab/>9</text:a></text:p>
          <text:p text:style-name="P126"><text:a xlink:type="simple" xlink:href="#__RefHeading__1113_295664061" text:style-name="Index_20_Link" text:visited-style-name="Index_20_Link">5.1Special Symbols<text:tab/>9</text:a></text:p>
          <text:p text:style-name="P126"><text:a xlink:type="simple" xlink:href="#__RefHeading__1115_295664061" text:style-name="Index_20_Link" text:visited-style-name="Index_20_Link">5.2EBNF<text:tab/>9</text:a></text:p>
          <text:p text:style-name="P125"><text:a xlink:type="simple" xlink:href="#__RefHeading__1117_295664061" text:style-name="Index_20_Link" text:visited-style-name="Index_20_Link">6Alternatives<text:tab/>10</text:a></text:p>
          <text:p text:style-name="P126"><text:a xlink:type="simple" xlink:href="#__RefHeading__1119_295664061" text:style-name="Index_20_Link" text:visited-style-name="Index_20_Link">6.1Why not Boost.ScopeExit?<text:tab/>10</text:a></text:p>
          <text:p text:style-name="P127"><text:a xlink:type="simple" xlink:href="#__RefHeading__1121_295664061" text:style-name="Index_20_Link" text:visited-style-name="Index_20_Link">6.1.1Unenforceable Intent<text:tab/>10</text:a></text:p>
          <text:p text:style-name="P127"><text:a xlink:type="simple" xlink:href="#__RefHeading__1123_295664061" text:style-name="Index_20_Link" text:visited-style-name="Index_20_Link">6.1.2Unclear Intent<text:tab/>11</text:a></text:p>
        </text:index-body>
      </text:table-of-content>
      <text:h text:style-name="P95" text:outline-level="1" text:is-list-header="true"/>
      <text:h text:style-name="P95" text:outline-level="1"><text:bookmark-start text:name="__RefHeading__14049_1726513801"/>Introduction<text:bookmark-end text:name="__RefHeading__14049_1726513801"/></text:h>
      <text:h text:style-name="P82" text:outline-level="2"><text:bookmark-start text:name="__RefHeading__1091_295664061"/>What<text:bookmark-end text:name="__RefHeading__1091_295664061"/></text:h>
      <text:p text:style-name="P37"><text:span text:style-name="T39">Simply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186">with-</text:span><text:span text:style-name="T2">statement</text:span><text:span text:style-name="T1"> </text:span><text:span text:style-name="T2">construct in C++. More broadly, this library seeks to </text:span><text:span text:style-name="T3">formalize</text:span><text:span text:style-name="T2"> a generalized version of the </text:span><text:span text:style-name="T165">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65">STEP</text:span><text:span text:style-name="T2"> </text:span><text:span text:style-name="T165">(Scope Triggered Event Processing)</text:span><text:span text:style-name="T2"> idiom. </text:span><text:span text:style-name="T3">The </text:span><text:span text:style-name="T166">STEP</text:span><text:span text:style-name="T3"> idiom </text:span><text:span text:style-name="T40">is </text:span><text:span text:style-name="T3">the commonly occurring use case where for a </text:span><text:soft-page-break/><text:span text:style-name="T3">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83" text:outline-level="2"><text:bookmark-start text:name="__RefHeading__1093_295664061"/>Why<text:bookmark-end text:name="__RefHeading__1093_295664061"/></text:h>
      <text:h text:style-name="P69" text:outline-level="3"><text:bookmark-start text:name="__RefHeading__1095_295664061"/>Why Formalize?<text:bookmark-end text:name="__RefHeading__1095_295664061"/></text:h>
      <text:p text:style-name="P38"><text:span text:style-name="T1">The constructs identified by the </text:span><text:span text:style-name="T164">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84" text:outline-level="2"><text:bookmark-start text:name="__RefHeading__1097_295664061"/>How<text:bookmark-end text:name="__RefHeading__1097_295664061"/></text:h>
      <text:p text:style-name="P43"><text:span text:style-name="T20">T</text:span><text:span text:style-name="T17">he macros </text:span><text:span text:style-name="T189">WG_LCL_CONTEXT</text:span><text:span text:style-name="T18">/</text:span><text:span text:style-name="T189">WGLCLCONTEXT_TPL</text:span><text:span text:style-name="T17">/</text:span><text:span text:style-name="T189">WG_LCLCONTEXT_END </text:span><text:span text:style-name="T17">are used to implement the </text:span><text:span text:style-name="T168">STEP</text:span><text:span text:style-name="T17"> idiom</text:span><text:span text:style-name="T23"> in this library.</text:span></text:p>
      <text:h text:style-name="P96" text:outline-level="1"><text:bookmark-start text:name="__RefHeading__1099_295664061"/><text:span text:style-name="T19">T</text:span><text:span text:style-name="T20">utorial</text:span><text:bookmark-end text:name="__RefHeading__1099_295664061"/></text:h>
      <text:h text:style-name="P85" text:outline-level="2"><text:bookmark-start text:name="__RefHeading__3148_295664061"/>A Note on Syntax<text:bookmark-end text:name="__RefHeading__3148_295664061"/></text:h>
      <text:h text:style-name="P71" text:outline-level="3"><text:bookmark-start text:name="__RefHeading__3150_295664061"/><text:span text:style-name="T44">N</text:span><text:span text:style-name="T1">amed Macro Parameters</text:span><text:bookmark-end text:name="__RefHeading__3150_295664061"/></text:h>
      <text:p text:style-name="P47"><text:span text:style-name="T1">This library uses named parameters to pass arguments to </text:span><text:span text:style-name="T70">the </text:span><text:span text:style-name="T1">macros</text:span><text:span text:style-name="T70"> that implement it</text:span><text:span text:style-name="T1">. It is this author's opinion that this makes such macros clearer to understand and easier to use. </text:span><text:span text:style-name="T94">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4"> expect</text:span><text:span text:style-name="T1"> </text:span><text:span text:style-name="T98">bound </text:span><text:span text:style-name="T95">variable</text:span><text:span text:style-name="T1"> </text:span><text:span text:style-name="T94">declarations</text:span><text:span text:style-name="T46">,</text:span><text:span text:style-name="T70"> and those that expect C++ compound statements.</text:span><text:span text:style-name="T45"> </text:span><text:span text:style-name="T104">Value expressions are C++ expressions that evaluate to some object, bound variable declarations are</text:span><text:span text:style-name="T105"> DSEL</text:span><text:span text:style-name="T104"> variable declarations whose variable identifiers bind to preexisting variables of the same name in the enclosing scope of the said declaration, <text:s/>and C++ compound statements are sequences of C++ statements.</text:span></text:p>
      <text:h text:style-name="P101" text:outline-level="4"><text:bookmark-start text:name="__RefHeading__3152_295664061"/><text:span text:style-name="T106">Bound </text:span><text:span text:style-name="T1">Variable Declarations</text:span><text:bookmark-end text:name="__RefHeading__3152_295664061"/></text:h>
      <text:p text:style-name="P48"><text:span text:style-name="T99">Bound v</text:span><text:span text:style-name="T96">ariable declarations</text:span><text:span text:style-name="T1"> maybe implicitly typed or explicitly typed.</text:span><text:span text:style-name="T46"> Implicitly </text:span><text:span text:style-name="T97">typed</text:span><text:span text:style-name="T99"> bound</text:span><text:span text:style-name="T97"> </text:span><text:span text:style-name="T96">variable declarations</text:span><text:span text:style-name="T46"> deduce their type from </text:span><text:span text:style-name="T99">the</text:span><text:span text:style-name="T46"> </text:span><text:span text:style-name="T96">identifier</text:span><text:span text:style-name="T99"> they bind to</text:span><text:span text:style-name="T46"> using Boost.Typeof.</text:span><text:span text:style-name="T50"> The use of Boost.Typeof library is not strictly necessary, those that wish to forgo its use can explicitly type their </text:span><text:span text:style-name="T100">bound variable declarations</text:span><text:span text:style-name="T50">.</text:span></text:p>
      <text:p text:style-name="P48"><draw:frame draw:style-name="fr1" draw:name="Frame4" text:anchor-type="paragraph" svg:x="0.0598in" svg:y="-0.0402in" svg:width="6.7819in" draw:z-index="2"><draw:text-box fo:min-height="0.6346in"><text:p text:style-name="P27"><text:span text:style-name="T169">Advice:</text:span><text:span text:style-name="T46"> </text:span><text:span text:style-name="T50">It is recommended that implicitly typed </text:span><text:span text:style-name="T101">bound variable declarations</text:span><text:span text:style-name="T50"> be used wherever possible. This relieves the burden of having to manually keep the type of the</text:span><text:span text:style-name="T101"> binder in the</text:span><text:span text:style-name="T50"> named macro parameter argument and the type of its </text:span><text:span text:style-name="T101">bindee</text:span><text:span text:style-name="T50"> in sync, thus resulting in more maintainable code.</text:span><text:span text:style-name="T102"> Note that a binder/bindee type mismatch will not always result in a compiler error. This is true </text:span><text:span text:style-name="T103">for the case where there exists a conversion sequence from the bindee to the binder.</text:span></text:p></draw:text-box></draw:frame></text:p>
      <text:h text:style-name="P128" text:outline-level="5"><text:soft-page-break/><text:span text:style-name="T50">E</text:span><text:span text:style-name="T1">xplicitly Typed Syntax</text:span></text:h>
      <text:p text:style-name="P49"><text:span text:style-name="T116">The syntax for an explicit</text:span><text:span text:style-name="T118">l</text:span><text:span text:style-name="T116">y typed </text:span><text:span text:style-name="T119">variable declaration </text:span><text:span text:style-name="T116">is:</text:span></text:p>
      <text:p text:style-name="P49"><text:span text:style-name="T121"><text:s text:c="2"/></text:span><text:span text:style-name="T128">type</text:span><text:span text:style-name="T121">( non-local-type-specifier )</text:span></text:p>
      <text:p text:style-name="P49"><text:span text:style-name="T116">Where </text:span><text:span text:style-name="T117">the </text:span><text:span text:style-name="T118">appropriate terms are defined </text:span><text:a xlink:type="simple" xlink:href="#5.Grammar|outline"><text:span text:style-name="T118">here</text:span></text:a><text:span text:style-name="T118">.</text:span></text:p>
      <text:p text:style-name="P36"><draw:frame draw:style-name="fr1" draw:name="Frame1" text:anchor-type="paragraph" svg:x="0.0598in" svg:y="-0.0402in" svg:width="6.7819in" draw:z-index="4"><draw:text-box fo:min-height="0.6346in"><text:p text:style-name="P27"><text:span text:style-name="T169">Advice:</text:span><text:span text:style-name="T46"> </text:span><text:span text:style-name="T45">For maximal portability with C++03, it is recommended that commas not be used in </text:span><text:span text:style-name="T107">the argument to </text:span><text:span text:style-name="T210">type</text:span><text:span text:style-name="T107">. </text:span><text:span text:style-name="T45">and if they are used with </text:span><text:span text:style-name="T70">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29" text:outline-level="5">Implicitly Typed Syntax</text:h>
      <text:p text:style-name="P50"><text:span text:style-name="T116">The syntax for an </text:span><text:span text:style-name="T118">im</text:span><text:span text:style-name="T116">plicit</text:span><text:span text:style-name="T118">l</text:span><text:span text:style-name="T116">y typed </text:span><text:span text:style-name="T119">variable declaration</text:span><text:span text:style-name="T116"> is:</text:span></text:p>
      <text:p text:style-name="P25"><text:span text:style-name="T135"><text:s text:c="2"/>const | ref | const ref</text:span><text:span text:style-name="T136"> | empty-token</text:span></text:p>
      <text:p text:style-name="P65"><text:span text:style-name="T118">W</text:span><text:span text:style-name="T116">here </text:span><text:span text:style-name="T147">the keyword </text:span><text:span text:style-name="T214">const</text:span><text:span text:style-name="T147"> const qualifies the</text:span><text:span text:style-name="T146"> result of Boost.Typeof and </text:span><text:span text:style-name="T147">the keyword </text:span><text:span text:style-name="T214">ref</text:span><text:span text:style-name="T147"> reference</text:span><text:span text:style-name="T151"> </text:span><text:span text:style-name="T147">qualifies it</text:span><text:span text:style-name="T146">.</text:span></text:p>
      <text:p text:style-name="P65"><draw:frame draw:style-name="fr1" draw:name="Frame5" text:anchor-type="paragraph" svg:x="0.0984in" svg:y="0.0256in" svg:width="6.7819in" draw:z-index="3"><draw:text-box fo:min-height="0.3547in"><text:p text:style-name="P27"><text:span text:style-name="T173">Note</text:span><text:span text:style-name="T169">:</text:span><text:span text:style-name="T46"> </text:span><text:span text:style-name="T93">As a result, implicitly typed variables cannot be named </text:span><text:span text:style-name="T209">ref</text:span><text:span text:style-name="T93">.</text:span></text:p></draw:text-box></draw:frame></text:p>
      <text:h text:style-name="P102" text:outline-level="4">Other Named Parameter Types</text:h>
      <text:p text:style-name="P63"><draw:frame draw:style-name="fr1" draw:name="Frame6" text:anchor-type="paragraph" svg:x="0.0807in" svg:y="0.0307in" svg:width="6.7819in" draw:z-index="5"><draw:text-box fo:min-height="0.6346in"><text:p text:style-name="P27"><text:span text:style-name="T169">Advice:</text:span><text:span text:style-name="T46"> </text:span><text:span text:style-name="T45">For maximal portability with C++03, it is recommended that </text:span><text:span text:style-name="T108">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03" text:outline-level="4">Non-Variadic Arguments</text:h>
      <text:p text:style-name="P51"><text:span text:style-name="T148">For those that wish to strictly stay C++03 conformant, it is possible to forgo the use of variadic macros when using this library. In that case named macro parameters with variadic argument lists should have the latter list</text:span><text:span text:style-name="T150">, </text:span><text:span text:style-name="T148">including the enclosing parenthesis</text:span><text:span text:style-name="T150">, </text:span><text:span text:style-name="T148">replaced by a sequence of tuples where each tuple element represents an argument to the said macro. For example,</text:span><text:span text:style-name="T149"> "</text:span><text:span text:style-name="T137">named_param(x, y, z)</text:span><text:span text:style-name="T138">" </text:span><text:span text:style-name="T148">should be replaced by</text:span><text:span text:style-name="T138"> "</text:span><text:span text:style-name="T137">named_param (x) (y) (z)</text:span><text:span text:style-name="T149">".</text:span></text:p>
      <text:h text:style-name="P86" text:outline-level="2"><text:bookmark-start text:name="__RefHeading__3177_295664061"/>A Note on Examples<text:bookmark-end text:name="__RefHeading__3177_295664061"/></text:h>
      <text:p text:style-name="P52"><text:span text:style-name="T51">A</text:span><text:span text:style-name="T1">ll examples in this document will, whenever possible, use implicitly typed, variadic named macro parameter</text:span><text:span text:style-name="T71"> argument</text:span><text:span text:style-name="T1">s.</text:span></text:p>
      <text:h text:style-name="P87" text:outline-level="2"><text:bookmark-start text:name="__RefHeading__3179_295664061"/>The Implementing Macros<text:bookmark-end text:name="__RefHeading__3179_295664061"/></text:h>
      <text:p text:style-name="P53"><text:span text:style-name="T23">T</text:span><text:span text:style-name="T18">he macros </text:span><text:span text:style-name="T189">WG_LCL_CONTEXT</text:span><text:span text:style-name="T18">/</text:span><text:span text:style-name="T189">WGLCLCONTEXT_TPL</text:span><text:span text:style-name="T18"> </text:span><text:span text:style-name="T29">and </text:span><text:span text:style-name="T189">WG_LCLCONTEXT_END</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33">(</text:span><text:span text:style-name="T39">From hereafter, </text:span><text:span text:style-name="T33">his scope will be referred to as the STEPed scope.) </text:span><text:span text:style-name="T189">WG_LCL_CONTEXT</text:span><text:span text:style-name="T22"> and </text:span><text:span text:style-name="T189">WG_LCL_CONTEXT</text:span><text:span text:style-name="T190">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8" text:outline-level="2"><text:bookmark-start text:name="__RefHeading__1101_295664061"/><text:soft-page-break/>Scope Managers<text:bookmark-end text:name="__RefHeading__1101_295664061"/></text:h>
      <text:p text:style-name="P41"><text:span text:style-name="T1">Scope managers are central to this implementation of the </text:span><text:span text:style-name="T164">STEP</text:span><text:span text:style-name="T1"> idiom. </text:span><text:span text:style-name="T33">Each of the opening macros </text:span><text:span text:style-name="T189">WG_LCL_CONTEXT</text:span><text:span text:style-name="T18">/</text:span><text:span text:style-name="T189">WGLCLCONTEXT_TPL</text:span><text:span text:style-name="T33"> is associated with at least one scope manager. Scope managers</text:span><text:span text:style-name="T21"> are used to trigger user specified code whenever the appropriate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04" text:outline-level="4">Entry Methods</text:h>
      <text:p text:style-name="P9"><text:span text:style-name="T121"><text:s text:c="4"/>some-unspecified-type enter()</text:span><text:span text:style-name="T126">;</text:span></text:p>
      <text:p text:style-name="P10"><text:span text:style-name="T121"><text:s text:c="4"/>some-unspecified-type enter()</text:span><text:span text:style-name="T126"> const;</text:span></text:p>
      <text:h text:style-name="P105" text:outline-level="4">Exit Methods</text:h>
      <text:p text:style-name="P26"><text:span text:style-name="T121"><text:s text:c="4"/>void exit(bool const </text:span><text:span text:style-name="T131">did_throw</text:span><text:span text:style-name="T121">)</text:span><text:span text:style-name="T134"> </text:span><text:a xlink:type="simple" xlink:href="#3.1.3.WG_LCLCONTEXT_NOTHROW|outline"><text:span text:style-name="T134">WG_LCLCONTEXT_NOTHROW</text:span></text:a><text:span text:style-name="T127">;</text:span></text:p>
      <text:p text:style-name="P68"><text:span text:style-name="T121"><text:s text:c="4"/>void exit(bool const </text:span><text:span text:style-name="T131">did_throw</text:span><text:span text:style-name="T121">)</text:span><text:span text:style-name="T127"> const</text:span><text:span text:style-name="T133"> </text:span><text:a xlink:type="simple" xlink:href="#3.1.3.WG_LCLCONTEXT_NOTHROW|outline"><text:span text:style-name="T134">WG_LCLCONTEXT_NOTHROW</text:span></text:a><text:span text:style-name="T127">;</text:span></text:p>
      <text:p text:style-name="P42"/>
      <text:p text:style-name="P123"><text:span text:style-name="T244">Whenever a </text:span><text:span text:style-name="T21">STEP</text:span><text:span text:style-name="T244">ed scope is entered the associated scope manager(s) invoke their </text:span><text:span text:style-name="T184">enter</text:span><text:span text:style-name="T244"> method in the order in which they were declared in the opening macro; and whenever a STEPed scope is exited the associated step manager(s) invoke their </text:span><text:span text:style-name="T180">exit</text:span><text:span text:style-name="T228"> method in the reverse order in which they were declared in the opening macro. If the STEPed scope was exited due to an exception, then the aforementioned </text:span><text:span text:style-name="T180">exit</text:span><text:span text:style-name="T228"> method(s) will be called with the boolean value </text:span><text:span text:style-name="T180">true</text:span><text:span text:style-name="T228">, else they will be called with the boolean value </text:span><text:span text:style-name="T180">false</text:span><text:span text:style-name="T228">.</text:span></text:p>
      <text:p text:style-name="P57"><text:span text:style-name="T230">There are two types of scope managers that can be used with this library, existing scope managers and adhoc scope managers. They are each described in </text:span><text:a xlink:type="simple" xlink:href="#2.5.Extant Scope Managers|outline"><text:span text:style-name="T230">Extant Scope Managers</text:span></text:a><text:span text:style-name="T230"> and </text:span><text:a xlink:type="simple" xlink:href="#2.6.Adhoc Scope Managers|outline"><text:span text:style-name="T230">Adhoc Scope Managers</text:span></text:a><text:span text:style-name="T230">.</text:span></text:p>
      <text:h text:style-name="P94" text:outline-level="2"><text:bookmark-start text:name="__RefHeading__3187_295664061"/>Extant Scope Managers<text:bookmark-end text:name="__RefHeading__3187_295664061"/></text:h>
      <text:h text:style-name="P72" text:outline-level="3"><text:bookmark-start text:name="__RefHeading__1103_295664061"/><text:span text:style-name="T216">w</text:span><text:span text:style-name="T215">ith</text:span><text:span text:style-name="T1"> Parameter</text:span><text:bookmark-end text:name="__RefHeading__1103_295664061"/></text:h>
      <text:p text:style-name="P45"><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191">with</text:span><text:span text:style-name="T34"> </text:span><text:span text:style-name="T61">named </text:span><text:span text:style-name="T34">parameter of their opening macro.</text:span><text:span text:style-name="T35"> </text:span><text:span text:style-name="T52">T</text:span><text:span text:style-name="T35">he </text:span><text:span text:style-name="T192">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5"><draw:frame draw:style-name="fr1" draw:name="Frame2" text:anchor-type="paragraph" svg:x="0.0598in" svg:y="-0.0402in" svg:width="6.7819in" draw:z-index="0"><draw:text-box fo:min-height="0.5098in"><text:p text:style-name="P29"><text:span text:style-name="T171">Advice</text:span><text:span text:style-name="T169">:</text:span><text:span text:style-name="T46"> </text:span><text:span text:style-name="T42">This library is Boost.Move enabled, so it's advised that scope managers be Boost.Move enabled also.</text:span></text:p></draw:text-box></draw:frame></text:p>
      <text:p text:style-name="P45"/>
      <text:p text:style-name="P45"><draw:frame draw:style-name="fr1" draw:name="Frame3" text:anchor-type="paragraph" svg:x="0.0598in" svg:y="-0.0402in" svg:width="6.7819in" draw:z-index="1"><draw:text-box fo:min-height="0.5098in"><text:p text:style-name="P30"><text:span text:style-name="T170">Note</text:span><text:span text:style-name="T169">:</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9">Noncopyable ...</text:span></text:a></text:p></draw:text-box></draw:frame></text:p>
      <text:p text:style-name="P45"/>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oft-page-break/><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p>
      <text:h text:style-name="P73" text:outline-level="3"><text:bookmark-start text:name="__RefHeading__1105_295664061"/><text:span text:style-name="T217">e</text:span><text:span text:style-name="T215">nter_as</text:span><text:span text:style-name="T1"> Parameter</text:span><text:bookmark-end text:name="__RefHeading__1105_295664061"/></text:h>
      <text:p text:style-name="P54"><text:span text:style-name="T37">T</text:span><text:span text:style-name="T1">he return value, if any, of an extant scope manager's entry maybe captured via the </text:span><text:span text:style-name="T185">enter_as</text:span><text:span text:style-name="T1"> </text:span><text:span text:style-name="T72">named </text:span><text:span text:style-name="T38">macro </text:span><text:span text:style-name="T1">parameter</text:span><text:span text:style-name="T111">, else it is ignored</text:span><text:span text:style-name="T1">.</text:span><text:span text:style-name="T52"> The syntax for this is:</text:span></text:p>
      <text:p text:style-name="P11"><text:span text:style-name="T121"><text:s text:c="4"/>enter_as(</text:span><text:span text:style-name="T130">type-expression</text:span><text:span text:style-name="T121"> variable-name)</text:span></text:p>
      <text:p text:style-name="P5"/>
      <text:p text:style-name="P44">Example:</text:p>
      <text:p text:style-name="Text_20_body"><text:span text:style-name="T181"><text:s text:c="4"/>WG_LCLCONTEXT( with(filemngr("data.txt")) enter_as(file) )<text:line-break/> <text:s text:c="3"/>{<text:line-break/> <text:s text:c="5"/>// Process file </text:span><text:span text:style-name="T182">obj </text:span><text:span text:style-name="T181">here ...<text:line-break/> <text:s text:c="3"/>}<text:line-break/> <text:s text:c="3"/>WG_LCLCONTEXT_END</text:span></text:p>
      <text:h text:style-name="P89" text:outline-level="2"><text:bookmark-start text:name="__RefHeading__1107_295664061"/>Adhoc Scope Managers<text:bookmark-end text:name="__RefHeading__1107_295664061"/></text:h>
      <text:h text:style-name="P74" text:outline-level="3"><text:bookmark-start text:name="__RefHeading__3196_295664061"/><text:span text:style-name="T215">with</text:span><text:span text:style-name="T218">_</text:span><text:span text:style-name="T215">adhoc</text:span><text:span text:style-name="T1"> Parameter</text:span><text:bookmark-end text:name="__RefHeading__3196_295664061"/></text:h>
      <text:p text:style-name="P58"><text:span text:style-name="T1">Adhoc scope managers are scope managers built on the fly using whatever user specified variable </text:span><text:span text:style-name="T62">that is </text:span><text:span text:style-name="T1">visible in the current scope.</text:span><text:span text:style-name="T61"> They are specified in the </text:span><text:span text:style-name="T193">with_adhoc</text:span><text:span text:style-name="T61"> named parameter of the opening macro. The arguments to </text:span><text:span text:style-name="T193">with_adhoc</text:span><text:span text:style-name="T61"> bind those variables with the same name in the enclosing scope to the scope manager that will be built. </text:span><text:span text:style-name="T76">Additionally, the identifier </text:span><text:span text:style-name="T196">this_</text:span><text:span text:style-name="T76">, if used as an argument to </text:span><text:span text:style-name="T196">with_adhoc</text:span><text:span text:style-name="T76">, binds the </text:span><text:span text:style-name="T196">this</text:span><text:span text:style-name="T76"> variable of the enclosing scope to its associated scope manager. </text:span></text:p>
      <text:p text:style-name="P58"><text:span text:style-name="T77">Following </text:span><text:span text:style-name="T197">with_adhoc</text:span><text:span text:style-name="T62">,</text:span><text:span text:style-name="T61"> at least one of </text:span><text:span text:style-name="T193">one_enter</text:span><text:span text:style-name="T61"> or </text:span><text:span text:style-name="T193">on_exit</text:span><text:span text:style-name="T61"> named parameters must be specified.</text:span><text:span text:style-name="T63"> These named parameters, collectively referred to </text:span><text:span text:style-name="T64">as </text:span><text:span text:style-name="T63">adhoc scope handlers, are said to be associated with the adhoc scope manager identified by the </text:span><text:span text:style-name="T194">with_adhoc</text:span><text:span text:style-name="T63"> named parameter that immediately </text:span><text:span text:style-name="T65">precedes</text:span><text:span text:style-name="T63"> them.</text:span></text:p>
      <text:h text:style-name="P75" text:outline-level="3"><text:bookmark-start text:name="__RefHeading__3198_295664061"/><text:span text:style-name="T219">o</text:span><text:span text:style-name="T215">n_enter</text:span><text:span text:style-name="T1"> Parameter</text:span><text:bookmark-end text:name="__RefHeading__3198_295664061"/></text:h>
      <text:p text:style-name="P59"><text:span text:style-name="T1">If the </text:span><text:span text:style-name="T185">on_enter</text:span><text:span text:style-name="T1"> named macro parameter is specified, then </text:span><text:span text:style-name="T63">whatever statements specified </text:span><text:span text:style-name="T74">as</text:span><text:span text:style-name="T63"> its argument will be executed by its associated adhoc scope manager upon entry into the STEPed scope that immediately follows </text:span><text:span text:style-name="T73">its opening</text:span><text:span text:style-name="T63"> macro.</text:span><text:span text:style-name="T67"> Within this parameter's argument, those variables bound to its associated scope manager are available for use.</text:span></text:p>
      <text:h text:style-name="P76" text:outline-level="3"><text:bookmark-start text:name="__RefHeading__3200_295664061"/><text:span text:style-name="T221">o</text:span><text:span text:style-name="T220">n_exit</text:span><text:span text:style-name="T1"> Parameter</text:span><text:bookmark-end text:name="__RefHeading__3200_295664061"/></text:h>
      <text:p text:style-name="P60"><text:span text:style-name="T66">If the </text:span><text:span text:style-name="T195">on_exit</text:span><text:span text:style-name="T66"> named macro parameter is specified, then whatever statements specified as its argument </text:span><text:soft-page-break/><text:span text:style-name="T66">will be executed by its associated adhoc scope manager upon exit, for any reason whatsoever, from the STEPed scope that immediately follows </text:span><text:span text:style-name="T74">its opening macro</text:span><text:span text:style-name="T66">.</text:span><text:span text:style-name="T67"> Within this parameter's argument, those variables bound to its associated scope manager are available for use.</text:span><text:span text:style-name="T68"> Additionally, the boolean variable </text:span><text:span text:style-name="T234">did_throw</text:span><text:span text:style-name="T68"> is also available, indicating whether the STEPed scope exited due to an exception</text:span><text:span text:style-name="T69"> being thrown</text:span><text:span text:style-name="T68"> or not.</text:span></text:p>
      <text:p text:style-name="P35"/>
      <text:p text:style-name="Text_20_body"><text:bookmark-start text:name="__RefHeading__3202_295664061"/><text:span text:style-name="T68">E</text:span><text:span text:style-name="T1">xample</text:span><text:span text:style-name="T110">:</text:span><text:bookmark-end text:name="__RefHeading__3202_295664061"/></text:p>
      <text:p text:style-name="Standard"><text:span text:style-name="T211"><text:s text:c="4"/>File file(path);<text:line-break/><text:line-break/></text:span><text:span text:style-name="T177">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97" text:outline-level="1"><text:bookmark-start text:name="__RefHeading__1109_295664061"/>Reference<text:bookmark-end text:name="__RefHeading__1109_295664061"/></text:h>
      <text:h text:style-name="P90" text:outline-level="2"><text:bookmark-start text:name="__RefHeading__3225_295664061"/>Macros<text:bookmark-end text:name="__RefHeading__3225_295664061"/></text:h>
      <text:h text:style-name="P77" text:outline-level="3"><text:bookmark-start text:name="__RefHeading__3227_295664061"/><text:span text:style-name="T220">WG_LCLCONTEXT(...)</text:span><text:span text:style-name="T1"><text:line-break/></text:span><text:span text:style-name="T220">WG_LCLCONTEXT_TPL(...)</text:span><text:span text:style-name="T1"><text:line-break/></text:span><text:span text:style-name="T220">WG_LCLCONTEXT_END</text:span><text:bookmark-end text:name="__RefHeading__3227_295664061"/></text:h>
      <text:p text:style-name="P61"><text:span text:style-name="T1">These macros start and end a STEPed scope. Their syntax is defined </text:span><text:a xlink:type="simple" xlink:href="#5.Grammar|outline"><text:span text:style-name="T1">here</text:span></text:a><text:span text:style-name="T1">. </text:span><text:span text:style-name="T185">WG_LCLCONTEXT</text:span><text:span text:style-name="T1"> is for use in non-template functions and </text:span><text:span text:style-name="T185">WG_LCLCONTEXT</text:span><text:span text:style-name="T1"> is for use in template functions. The</text:span><text:span text:style-name="T80">se</text:span><text:span text:style-name="T1"> two aforementioned macros</text:span><text:span text:style-name="T80">, sometimes referred to as opening macros, will</text:span><text:span text:style-name="T1"> accept the following named</text:span><text:span text:style-name="T78"> parameters:</text:span></text:p>
      <text:list xml:id="list7607293911732639777" text:style-name="L1">
        <text:list-item>
          <text:p text:style-name="P107">with(scope-manager-expr)</text:p>
          <text:p text:style-name="P109"><text:span text:style-name="T1">The </text:span><text:span text:style-name="T185">with</text:span><text:span text:style-name="T1"> named parameter associates the scope manager specified by its argument with its associated macro.</text:span><text:span text:style-name="T79"> Lvalue expression arguments are captured by reference whereas rvalue expression arguments are captured by value. Whenever possible this library will attempt to move </text:span><text:span text:style-name="T198">with</text:span><text:span text:style-name="T80">'s </text:span><text:span text:style-name="T79">rvalue arguments before resorting to copying them.</text:span></text:p>
          <text:p text:style-name="P110"><text:span text:style-name="T79">N</text:span><text:span text:style-name="T1">on-copyable const rvalues may not be used as arguments to </text:span><text:span text:style-name="T185">with</text:span><text:span text:style-name="T1">. This is because they </text:span><text:span text:style-name="T86">can</text:span><text:span text:style-name="T1"> neither be copied nor moved.</text:span></text:p>
          <text:p text:style-name="P124"><text:span text:style-name="T84">F</text:span><text:span text:style-name="T48">or portability with C++03</text:span><text:span text:style-name="T84">,</text:span><text:span text:style-name="T48"> it is recommended that non-copyable scope managers</text:span><text:span text:style-name="T84"> follow these </text:span><text:a xlink:type="simple" xlink:href="#4.1.2.Noncopyable Const LValue Scope Managers|outline"><text:span text:style-name="T85">guidelines</text:span></text:a><text:span text:style-name="T84">.</text:span></text:p>
        </text:list-item>
        <text:list-item>
          <text:p text:style-name="P111"><text:span text:style-name="T139">enter_as(</text:span><text:span text:style-name="T140">type-expression</text:span><text:span text:style-name="T139"> variable-name)</text:span></text:p>
          <text:p text:style-name="P111"><text:span text:style-name="T91">If present, t</text:span><text:span text:style-name="T90">he </text:span><text:span text:style-name="T201">enter_as</text:span><text:span text:style-name="T90"> named parameter must immediately follow a </text:span><text:span text:style-name="T201">with</text:span><text:span text:style-name="T90"> named parameter.</text:span><text:span text:style-name="T87"> This parameter tells its associated macro to capture the return value of its associated scope manager's </text:span><text:span text:style-name="T200">enter</text:span><text:span text:style-name="T87"> method call in the variable </text:span><text:span text:style-name="T139">variable-name</text:span><text:span text:style-name="T87">. This variable </text:span><text:span text:style-name="T89">will</text:span><text:span text:style-name="T87"> only </text:span><text:span text:style-name="T89">be </text:span><text:span text:style-name="T87">available </text:span><text:soft-page-break/><text:span text:style-name="T87">within th</text:span><text:span text:style-name="T88">is named parameter's</text:span><text:span text:style-name="T87"> associated STEPed scope.</text:span><text:span text:style-name="T112"> If this named parameter is omitted then the return value, if any, of its associated scope manager's </text:span><text:span text:style-name="T212">enter</text:span><text:span text:style-name="T112"> method call will be ignored.</text:span></text:p>
        </text:list-item>
        <text:list-item>
          <text:p text:style-name="P108"><text:span text:style-name="T143">with_adhoc[ ( nlt-bound-var-dcln-list ) ] adhoc-scope-handlers </text:span><text:span text:style-name="T236">(V)</text:span></text:p>
          <text:p text:style-name="P108"><text:span text:style-name="T144">with_adhoc[ </text:span><text:span text:style-name="T145">nlt-</text:span><text:span text:style-name="T144">bound-tuple-seq ] adhoc-scope-handlers</text:span></text:p>
          <text:p text:style-name="P106"><text:span text:style-name="T153">The </text:span><text:span text:style-name="T202">with_adhoc</text:span><text:span text:style-name="T153"> named parameter </text:span><text:span text:style-name="T154">creates an</text:span><text:span text:style-name="T153"> </text:span><text:span text:style-name="T154">anonymous</text:span><text:span text:style-name="T153"> scope manager</text:span><text:span text:style-name="T154"> whose</text:span><text:span text:style-name="T155"> </text:span><text:span text:style-name="T203">enter</text:span><text:span text:style-name="T154"> and </text:span><text:span text:style-name="T203">exit</text:span><text:span text:style-name="T154"> methods can be customized by the </text:span><text:span text:style-name="T203">on_enter</text:span><text:span text:style-name="T154"> and </text:span><text:span text:style-name="T203">on_exit</text:span><text:span text:style-name="T154"> named parameters.</text:span><text:span text:style-name="T156"> Arguments to </text:span><text:span text:style-name="T204">with_adhoc</text:span><text:span text:style-name="T156"> bind those variables </text:span><text:span text:style-name="T157">that have the</text:span><text:span text:style-name="T156"> same name in the enclosing scope to the said scope manager</text:span><text:span text:style-name="T157">,</text:span><text:span text:style-name="T156"> making those variables accessible </text:span><text:span text:style-name="T157">to its</text:span><text:span text:style-name="T156"> handler methods.</text:span><text:span text:style-name="T158"> Additionally, the special identifier </text:span><text:span text:style-name="T205">this_</text:span><text:span text:style-name="T158"> binds the </text:span><text:span text:style-name="T205">this</text:span><text:span text:style-name="T158"> variable (if there is one) of the enclosing scope to the said scope manager.</text:span></text:p>
          <text:p text:style-name="P113"><text:span text:style-name="T158">N</text:span><text:span text:style-name="T152">ote: at least one of </text:span><text:span text:style-name="T185">on_enter</text:span><text:span text:style-name="T152"> or </text:span><text:span text:style-name="T185">on_exit</text:span><text:span text:style-name="T152"> named parameters must follow this named parameter.</text:span></text:p>
        </text:list-item>
        <text:list-item>
          <text:p text:style-name="P114"><text:span text:style-name="T121">on_enter( compound-statement )</text:span> </text:p>
          <text:p text:style-name="P114"><text:span text:style-name="T160">If present, t</text:span><text:span text:style-name="T152">he </text:span><text:span text:style-name="T185">on_enter</text:span><text:span text:style-name="T152"> named parameter must immediately follow a </text:span><text:span text:style-name="T185">with_adhoc</text:span><text:span text:style-name="T152"> named parameter. </text:span><text:span text:style-name="T159">This named parameter allows the user to customize </text:span><text:span text:style-name="T161">the </text:span><text:span text:style-name="T206">enter</text:span><text:span text:style-name="T159"> method of the</text:span><text:span text:style-name="T161"> previously created</text:span><text:span text:style-name="T159"> anonymous scope manager</text:span><text:span text:style-name="T161">. </text:span><text:span text:style-name="T162">Please note that t</text:span><text:span text:style-name="T161">he return type of this method will always be </text:span><text:span text:style-name="T207">void</text:span><text:span text:style-name="T161">, so even if the argument to this named parameter returns, it will be ignored.</text:span></text:p>
        </text:list-item>
        <text:list-item>
          <text:p text:style-name="P115">on_exit( compound-statement )</text:p>
          <text:p text:style-name="P116"><text:span text:style-name="T152">If present, the </text:span><text:span text:style-name="T185">on_exit</text:span><text:span text:style-name="T152"> named parameter must either follow a </text:span><text:span text:style-name="T185">with_adhoc</text:span><text:span text:style-name="T152"> or a </text:span><text:span text:style-name="T185">on_enter</text:span><text:span text:style-name="T152"> named parameter.</text:span><text:span text:style-name="T163"> </text:span><text:span text:style-name="T159">This named parameter allows the user to customize </text:span><text:span text:style-name="T161">the </text:span><text:span text:style-name="T208">exit</text:span><text:span text:style-name="T159"> method of the</text:span><text:span text:style-name="T161"> previously created</text:span><text:span text:style-name="T159"> anonymous scope manager</text:span><text:span text:style-name="T161">.</text:span><text:span text:style-name="T163"> Please note that the boolean </text:span><text:span text:style-name="T208">did_throw</text:span><text:span text:style-name="T163"> variable is accessible within this named parameter's argument. Also </text:span><text:span text:style-name="T152">note that t</text:span><text:span text:style-name="T161">he return type of this method will always be </text:span><text:span text:style-name="T207">void</text:span><text:span text:style-name="T161">, so even if the argument to this named parameter returns, it will be ignored.</text:span></text:p>
        </text:list-item>
      </text:list>
      <text:p text:style-name="P112"><text:span text:style-name="T1">Multiple scope managers, both extan</text:span><text:span text:style-name="T82">t</text:span><text:span text:style-name="T1"> and adhoc, maybe </text:span><text:span text:style-name="T83">specified by</text:span><text:span text:style-name="T1"> an opening macro. These scope managers are captured and/or constructed in the order in which they appeared in their opening macro, and, whenever appropriate, are destructed in the reverse order.</text:span><text:span text:style-name="T81"> Upon entry into a STEPed scope, the </text:span><text:span text:style-name="T199">enter</text:span><text:span text:style-name="T81"> method of the opening macro's scope managers will be executed in the order in which those scope managers were specified, and upon exit from the said scope</text:span><text:span text:style-name="T113">, for any reason whatsoever</text:span><text:span text:style-name="T81">, the </text:span><text:span text:style-name="T199">exit</text:span><text:span text:style-name="T81"> method of said scope managers will be executed in the reverse order.</text:span></text:p>
      <text:h text:style-name="P78" text:outline-level="3"><text:bookmark-start text:name="__RefHeading__3234_295664061"/><text:span text:style-name="T175">WG_LCLCONTEXT_CONFIG_PARAMS_MAX_ARITY</text:span> <text:bookmark-end text:name="__RefHeading__3234_295664061"/></text:h>
      <text:p text:style-name="P62"><text:span text:style-name="T81">A</text:span><text:span text:style-name="T1"> user configurable object macro that controls the maximum number of scope managers that can be associated with a single opening macro at a time. If set, then it must expand to a non-negative integer, else it defaults to 5.</text:span><text:span text:style-name="T92"> The current maximum value this macro can be set to is 10.</text:span></text:p>
      <text:p text:style-name="P121"><text:span text:style-name="T1">Note: in order for this macro to take effect in any particular translation unit, that translation unit must define it before the first inclusion of </text:span><text:span text:style-name="T185">LclContext.hh </text:span><text:span text:style-name="T1">.</text:span></text:p>
      <text:h text:style-name="P80" text:outline-level="3"><text:bookmark-start text:name="__RefHeading__2226_1723827172"/><text:soft-page-break/><text:span text:style-name="T142">WG_LCLCONTEXT_NOTHROW</text:span><text:bookmark-end text:name="__RefHeading__2226_1723827172"/></text:h>
      <text:p text:style-name="P122">This macro <text:span text:style-name="T243">is used to mark a no-throwing function. It's defined as follows:</text:span></text:p>
      <text:p text:style-name="Standard"><text:span text:style-name="T177">#ifndef BOOST_NOEXCEPT_OR_NOTHROW<text:line-break/> <text:s/>#ifdef BOOST_NO_CXX11_NOEXCEPT<text:line-break/> <text:s text:c="3"/>#define WG_LCLCONTEXT_NOTHROW throw()<text:line-break/> <text:s/>#else<text:line-break/> <text:s text:c="3"/>#define WG_LCLCONTEXT_NOTHROW noexcept<text:line-break/> <text:s/>#endif<text:line-break/>#else<text:line-break/> <text:s/>#define WG_LCLCONTEXT_NOTHROW BOOST_NOEXCEPT_OR_NOTHROW<text:line-break/>#endif</text:span></text:p>
      <text:h text:style-name="P98" text:outline-level="1"><text:bookmark-start text:name="__RefHeading__3154_295664061"/>Limitations<text:bookmark-end text:name="__RefHeading__3154_295664061"/></text:h>
      <text:h text:style-name="P91" text:outline-level="2"><text:bookmark-start text:name="__RefHeading__3156_295664061"/>C++03 Limitations<text:bookmark-end text:name="__RefHeading__3156_295664061"/></text:h>
      <text:h text:style-name="P79"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6"><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6"><text:span text:style-name="T109">As for type arguments of macro parameters that contain commas, a very simple workaround </text:span><text:span text:style-name="T54">is to use typedef aliases instead.</text:span></text:p>
      <text:p text:style-name="P64"><text:span text:style-name="T54">N</text:span><text:span text:style-name="T1">ote that the above limitation does exist for C++11 nor C++03 preprocessors that support variadic macros.</text:span></text:p>
      <text:h text:style-name="P70" text:outline-level="3"><text:bookmark-start text:name="__RefHeading__3185_295664061"/>Noncopyable Const LValue Scope Managers<text:bookmark-end text:name="__RefHeading__3185_295664061"/></text:h>
      <text:p text:style-name="P55"><text:span text:style-name="T1">If a noncopyable const lvalue expression is to be used with the </text:span><text:span text:style-name="T185">with</text:span><text:span text:style-name="T1"> named parameter in C++03, then its type should be marked to indicate that it is noncopyable. There are four ways to do this:</text:span></text:p>
      <text:list xml:id="list6745518752836868701" text:style-name="L2">
        <text:list-item>
          <text:p text:style-name="P117"><text:span text:style-name="T1">derive said type from ::</text:span><text:span text:style-name="T185">boost::noncopyable</text:span><text:span text:style-name="T1">, or</text:span></text:p>
        </text:list-item>
        <text:list-item>
          <text:p text:style-name="P66"><text:span text:style-name="T58">mark said type </text:span><text:span text:style-name="T177">BOOST_MOVABLE_BUT_NOT_COPYABLE</text:span><text:span text:style-name="T233">, or</text:span></text:p>
        </text:list-item>
        <text:list-item>
          <text:p text:style-name="P118">mark said type's copy constructor "= delete", or </text:p>
        </text:list-item>
        <text:list-item>
          <text:p text:style-name="P117"><text:span text:style-name="T1">specialize </text:span><text:span text:style-name="T185">::boost::copy_constructible</text:span><text:span text:style-name="T1"> for said type.</text:span></text:p>
        </text:list-item>
      </text:list>
      <text:p text:style-name="P56"><text:span text:style-name="T1">For maximum portability, it is advised to do one of the above for all noncopyable </text:span><text:span text:style-name="T60">scope manager </text:span><text:span text:style-name="T1">types.</text:span></text:p>
      <text:h text:style-name="P92" text:outline-level="2"><text:bookmark-start text:name="__RefHeading__2228_391064926"/>General Limitations<text:bookmark-end text:name="__RefHeading__2228_391064926"/></text:h>
      <text:p text:style-name="P34"><text:span text:style-name="T240">T</text:span>ODO</text:p>
      <text:h text:style-name="P99" text:outline-level="1"><text:bookmark-start text:name="__RefHeading__1111_295664061"/><text:soft-page-break/>Grammar<text:bookmark-end text:name="__RefHeading__1111_295664061"/></text:h>
      <text:h text:style-name="P93" text:outline-level="2"><text:bookmark-start text:name="__RefHeading__1113_295664061"/>Special Symbols<text:bookmark-end text:name="__RefHeading__1113_295664061"/></text:h>
      <text:list xml:id="list7739688749761314559" text:style-name="L3">
        <text:list-item>
          <text:p text:style-name="P119">[...]</text:p>
          <text:p text:style-name="P119">Items enclosed in square brackets denote optional grammar entries.</text:p>
        </text:list-item>
        <text:list-item>
          <text:p text:style-name="P67">with with_adhoc enter<text:span text:style-name="T235">_</text:span>as on_enter on_exit</text:p>
          <text:p text:style-name="P120">These tokens are to be regarded as non-punctuation terminals.</text:p>
        </text:list-item>
      </text:list>
      <text:h text:style-name="P93" text:outline-level="2"><text:bookmark-start text:name="__RefHeading__1115_295664061"/>EBNF<text:bookmark-end text:name="__RefHeading__1115_295664061"/></text:h>
      <text:p text:style-name="P1"><text:span text:style-name="T176">lclcontext</text:span><text:span text:style-name="T121">-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21">lclcontext-start-macro </text:span><text:span text:style-name="T177">::=</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39"><text:s text:c="2"/></text:span>with_adhoc[ ( nlt-bound-var-dcln-list ) ] adhoc-scope-handlers <text:span text:style-name="T236">(V)</text:span></text:p>
      <text:p text:style-name="P12"><text:span text:style-name="T121"><text:s text:c="2"/></text:span><text:span text:style-name="T132">| </text:span><text:span text:style-name="T121">with_adhoc[ </text:span><text:span text:style-name="T124">nlt-</text:span><text:span text:style-name="T121">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38">var-dcln</text:span></text:p>
      <text:p text:style-name="P22"><text:s text:c="2"/>| nlt-bound-var-dcln-list<text:span text:style-name="T238">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31"><text:s/>explicit-non-local-type</text:span> var-name</text:p>
      <text:p text:style-name="P3"><text:soft-page-break/></text:p>
      <text:p text:style-name="P6"><text:span text:style-name="T121">implicit-type-var-dcln </text:span><text:span text:style-name="T122">:</text:span><text:span text:style-name="T121">:=</text:span></text:p>
      <text:p text:style-name="P17"><text:s text:c="2"/>implicit-type var-name</text:p>
      <text:p text:style-name="P17"/>
      <text:p text:style-name="P20">type-expression ::=</text:p>
      <text:p text:style-name="P20"><text:s text:c="4"/>explicit-non-local-type</text:p>
      <text:p text:style-name="P21"><text:s text:c="2"/>|<text:span text:style-name="T232"> implicit-type</text:span></text:p>
      <text:p text:style-name="P17"/>
      <text:p text:style-name="P6"><text:span text:style-name="T121">implicit-type </text:span><text:span text:style-name="T123">:</text:span><text:span text:style-name="T121">:= lib-type-qualifiers | empty-</text:span><text:span text:style-name="T129">token</text:span></text:p>
      <text:p text:style-name="P17"/>
      <text:p text:style-name="P13"><text:span text:style-name="T121">lib-type-qualifiers </text:span><text:span text:style-name="T123">:</text:span><text:span text:style-name="T121">:= const | ref | const ref</text:span></text:p>
      <text:p text:style-name="P17"/>
      <text:p text:style-name="P13"><text:span text:style-name="T121">explicit-non-local-type </text:span><text:span text:style-name="T123">:</text:span><text:span text:style-name="T121">:= </text:span></text:p>
      <text:p text:style-name="P17"><text:span text:style-name="T120"><text:s text:c="2"/></text:span><text:span text:style-name="T141">type</text:span><text:span text:style-name="T120">( non-local-type-specifier )</text:span></text:p>
      <text:p text:style-name="P16"/>
      <text:p text:style-name="P24"><text:span text:style-name="T237">(V)</text:span> Requires a variadic macro supported preprocessor.</text:p>
      <text:p text:style-name="P16">scope-manager-expr ::= A C++ expression that evaluates to a scope manager.</text:p>
      <text:p text:style-name="P16">compound-statement ::= See C++ standard.</text:p>
      <text:p text:style-name="P14"><text:span text:style-name="T121">var-name </text:span><text:span text:style-name="T123">:</text:span><text:span text:style-name="T121">:= A C++ variable name.</text:span></text:p>
      <text:p text:style-name="P14"><text:span text:style-name="T121">non-local-type-specifier </text:span><text:span text:style-name="T123">:</text:span><text:span text:style-name="T121">:=</text:span></text:p>
      <text:p text:style-name="P16"><text:s text:c="2"/>A type-specifier that specifies a non-local type.</text:p>
      <text:p text:style-name="P19">empty-token ::= The token consisting of no characters.</text:p>
      <text:h text:style-name="P100" text:outline-level="1"><text:bookmark-start text:name="__RefHeading__1117_295664061"/>Alternatives<text:bookmark-end text:name="__RefHeading__1117_295664061"/></text:h>
      <text:h text:style-name="P81"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25">e</text:span>abl<text:span text:style-name="T226">e</text:span> <text:span text:style-name="T227">Intent</text:span><text:bookmark-end text:name="__RefHeading__1121_295664061"/></text:h>
      <text:p text:style-name="P39"><text:span text:style-name="T75">U</text:span><text:span text:style-name="T12">sing</text:span><text:span text:style-name="T10"> Boost.ScopeExit to formalize the </text:span><text:span text:style-name="T167">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5">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187">a1</text:span><text:span text:style-name="T9">, </text:span><text:span text:style-name="T187">a2</text:span><text:span text:style-name="T9">,</text:span><text:span text:style-name="T12"> and</text:span><text:span text:style-name="T9"> </text:span><text:span text:style-name="T187">a3</text:span><text:span text:style-name="T9"> the method </text:span><text:span text:style-name="T188">suspend_layout</text:span><text:span text:style-name="T9"> must be called on scope entry and the method </text:span><text:span text:style-name="T188">resume_layout</text:span><text:span text:style-name="T9"> must be called on scope exit, then the programmer must ensure that they are ordered in the following manner:</text:span></text:p>
      <text:p text:style-name="P8"><text:span text:style-name="T121"><text:s text:c="4"/>a1.</text:span><text:span text:style-name="T188">suspend_layout</text:span><text:span text:style-name="T121">();</text:span></text:p>
      <text:p text:style-name="P15"><text:span text:style-name="T121"><text:s text:c="4"/>BOOST_SCOPE_EXIT(&amp;foo) { a1.</text:span><text:span text:style-name="T188">resume_layout</text:span><text:span text:style-name="T121">(); } BOOST_SCOPE_EXIT_END</text:span></text:p>
      <text:p text:style-name="P15"><text:span text:style-name="T121"><text:s text:c="4"/>a2.</text:span><text:span text:style-name="T188">suspend_layout</text:span><text:span text:style-name="T121">();</text:span></text:p>
      <text:p text:style-name="P15"><text:span text:style-name="T121"><text:s text:c="4"/>BOOST_SCOPE_EXIT(&amp;foo) { a2.</text:span><text:span text:style-name="T188">resume_layout</text:span><text:span text:style-name="T121">(); } BOOST_SCOPE_EXIT_END</text:span></text:p>
      <text:p text:style-name="P15"><text:span text:style-name="T121"><text:s text:c="4"/>a3.</text:span><text:span text:style-name="T188">suspend_layout</text:span><text:span text:style-name="T121">();</text:span></text:p>
      <text:p text:style-name="P15"><text:span text:style-name="T121"><text:s text:c="4"/>BOOST_SCOPE_EXIT(&amp;foo) { a3.</text:span><text:span text:style-name="T188">resume_layout</text:span><text:span text:style-name="T121">(); } BOOST_SCOPE_EXIT_END</text:span></text:p>
      <text:p text:style-name="P15"/>
      <text:p text:style-name="P15"><text:span text:style-name="T121"><text:s text:c="4"/></text:span><text:span text:style-name="T125">// User code goes here:</text:span></text:p>
      <text:p text:style-name="P40"/>
      <text:p text:style-name="P31">and not in the following plausible manner:</text:p>
      <text:p text:style-name="P7"><text:span text:style-name="T121"><text:s text:c="4"/>a1.</text:span><text:span text:style-name="T178">suspend_layout</text:span><text:span text:style-name="T121">();</text:span></text:p>
      <text:p text:style-name="P15"><text:span text:style-name="T121"><text:s text:c="4"/>a2.</text:span><text:span text:style-name="T188">suspend_layout</text:span><text:span text:style-name="T121">();</text:span></text:p>
      <text:p text:style-name="P15"><text:span text:style-name="T121"><text:s text:c="4"/>a3.</text:span><text:span text:style-name="T188">suspend_layout</text:span><text:span text:style-name="T121">();</text:span></text:p>
      <text:p text:style-name="P15"><text:span text:style-name="T121"><text:s text:c="4"/>BOOST_SCOPE_EXIT(&amp;foo) { a1.</text:span><text:span text:style-name="T188">resume_layout</text:span><text:span text:style-name="T121">(); } BOOST_SCOPE_EXIT_END</text:span></text:p>
      <text:p text:style-name="P15"><text:span text:style-name="T121"><text:s text:c="4"/>BOOST_SCOPE_EXIT(&amp;foo) { a2.</text:span><text:span text:style-name="T188">resume_layout</text:span><text:span text:style-name="T121">(); } BOOST_SCOPE_EXIT_END</text:span></text:p>
      <text:p text:style-name="P15"><text:soft-page-break/><text:span text:style-name="T121"><text:s text:c="4"/>BOOST_SCOPE_EXIT(&amp;foo) { a3.</text:span><text:span text:style-name="T188">resume_layout</text:span><text:span text:style-name="T121">(); } BOOST_SCOPE_EXIT_END</text:span></text:p>
      <text:p text:style-name="P15"/>
      <text:p text:style-name="P15"><text:span text:style-name="T121"><text:s text:c="4"/></text:span><text:span text:style-name="T125">// User code goes here:</text:span></text:p>
      <text:p text:style-name="P31"/>
      <text:p text:style-name="P31">since in the latter case if <text:span text:style-name="T177">a2.</text:span><text:span text:style-name="T179">suspend_layout</text:span><text:span text:style-name="T177">()</text:span> throws<text:span text:style-name="T222"> then </text:span><text:span text:style-name="T179">a1</text:span><text:span text:style-name="T222">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answer is implicit, it's the current scope <text:span text:style-name="T223">after</text:span> the <text:span text:style-name="T177">BOOST_SCOPE_EXIT_END</text:span> macro.<text:span text:style-name="T224"> In the author's opinion, a first glance at code which uses Boost.ScopeExit conveys that the specified exit-code will be executed upon exit from anywhere in the current scope and not just for the </text:span><text:span text:style-name="T172">portion</text:span><text:span text:style-name="T224"> of the current scope after Boost.ScopeExit's ending macro. Additionally, this author argues that one has to become acclimated to the latter fact in order to comfortably use Boost.ScopeExit.</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09-17T20:43:26.335000000</dc:date>
    <meta:editing-duration>P5DT12H18M20S</meta:editing-duration>
    <meta:editing-cycles>262</meta:editing-cycles>
    <meta:generator>LibreOffice/4.2.4.2$Windows_x86 LibreOffice_project/63150712c6d317d27ce2db16eb94c2f3d7b699f8</meta:generator>
    <meta:document-statistic meta:table-count="0" meta:image-count="0" meta:object-count="0" meta:page-count="11" meta:paragraph-count="229" meta:word-count="2963" meta:character-count="20474" meta:non-whitespace-character-count="17500"/>
  </office:meta>
</office:document-meta>
</file>